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7646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4729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99in"/>
    </style:style>
    <style:style style:name="P1" style:family="paragraph" style:parent-style-name="Header">
      <style:text-properties fo:color="#333333" fo:font-size="7pt" officeooo:rsid="001208dd" officeooo:paragraph-rsid="001208dd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0f7076" officeooo:paragraph-rsid="000f7076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8pt" officeooo:paragraph-rsid="002bc336" style:font-size-asian="8pt" style:font-size-complex="8pt"/>
    </style:style>
    <style:style style:name="P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0f7076" officeooo:paragraph-rsid="002ed26c" fo:background-color="#ffff00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0f7076" officeooo:paragraph-rsid="003078d6" style:font-size-asian="7.84999990463257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italic" fo:font-weight="bold" officeooo:rsid="000f7076" officeooo:paragraph-rsid="002bc336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weight="bold" officeooo:rsid="000f7076" officeooo:paragraph-rsid="0022de6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8pt" fo:font-style="italic" fo:font-weight="bold" officeooo:rsid="000f7076" officeooo:paragraph-rsid="0027182f" style:font-size-asian="8pt" style:font-style-asian="italic" style:font-weight-asian="bold" style:font-size-complex="8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9pt" officeooo:rsid="000a5cbc" officeooo:paragraph-rsid="0022de66" style:font-size-asian="9pt" style:font-size-complex="9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9pt" fo:font-style="italic" fo:font-weight="normal" officeooo:rsid="0022de66" officeooo:paragraph-rsid="0022de66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9pt" fo:font-style="italic" fo:font-weight="normal" officeooo:rsid="0022de66" officeooo:paragraph-rsid="0022de66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9pt" fo:font-style="italic" fo:font-weight="normal" officeooo:rsid="0022de66" officeooo:paragraph-rsid="0022de66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9pt" fo:font-weight="bold" officeooo:rsid="0022de66" officeooo:paragraph-rsid="0022de66" style:font-size-asian="7.84999990463257pt" style:font-weight-asian="bold" style:font-size-complex="9pt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9pt" fo:font-weight="bold" officeooo:rsid="000a5cbc" officeooo:paragraph-rsid="002647ac" style:font-size-asian="7.84999990463257pt" style:font-weight-asian="bold" style:font-size-complex="9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9pt" officeooo:rsid="000a5cbc" officeooo:paragraph-rsid="0022de66" style:font-size-asian="7.84999990463257pt" style:font-size-complex="9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9pt" officeooo:rsid="000a5cbc" officeooo:paragraph-rsid="0022de66" style:font-size-asian="7.84999990463257pt" style:font-size-complex="9pt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9pt" officeooo:rsid="000a5cbc" officeooo:paragraph-rsid="0024a259" style:font-size-asian="7.84999990463257pt" style:font-size-complex="9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9pt" officeooo:rsid="000a5cbc" officeooo:paragraph-rsid="002647ac" style:font-size-asian="7.84999990463257pt" style:font-size-complex="9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9pt" fo:font-weight="normal" officeooo:rsid="0022de66" officeooo:paragraph-rsid="0022de66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9pt" fo:font-weight="normal" officeooo:rsid="0022de66" officeooo:paragraph-rsid="0022de66" style:font-size-asian="7.84999990463257pt" style:font-weight-asian="normal" style:font-size-complex="9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9pt" fo:font-weight="normal" officeooo:rsid="0022de66" officeooo:paragraph-rsid="0022de66" style:font-size-asian="7.84999990463257pt" style:font-weight-asian="normal" style:font-size-complex="9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9pt" fo:font-weight="normal" officeooo:rsid="0024a259" officeooo:paragraph-rsid="0024a259" style:font-size-asian="7.84999990463257pt" style:font-weight-asian="normal" style:font-size-complex="9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9pt" fo:font-weight="normal" officeooo:rsid="002647ac" officeooo:paragraph-rsid="002647ac" style:font-size-asian="7.84999990463257pt" style:font-weight-asian="normal" style:font-size-complex="9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9pt" fo:font-weight="normal" officeooo:rsid="0027182f" officeooo:paragraph-rsid="0027182f" style:font-size-asian="7.84999990463257pt" style:font-weight-asian="normal" style:font-size-complex="9pt" style:font-weight-complex="normal"/>
    </style:style>
    <style:style style:name="P2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8pt" fo:font-style="italic" fo:font-weight="bold" officeooo:rsid="0027182f" officeooo:paragraph-rsid="0027182f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8pt" fo:font-style="italic" fo:font-weight="bold" officeooo:rsid="0028be7c" officeooo:paragraph-rsid="0028be7c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8pt" fo:font-style="italic" fo:font-weight="bold" officeooo:rsid="002a1e2e" officeooo:paragraph-rsid="002a1e2e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8pt" fo:font-style="italic" fo:font-weight="bold" officeooo:rsid="002bc336" officeooo:paragraph-rsid="002bc336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fo:font-weight="bold" officeooo:rsid="0022de66" officeooo:paragraph-rsid="002a1e2e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fo:font-weight="bold" officeooo:rsid="002ed26c" officeooo:paragraph-rsid="002ed26c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64a3b" officeooo:paragraph-rsid="00364a3b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6eca9" officeooo:paragraph-rsid="0036eca9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895f2" officeooo:paragraph-rsid="003895f2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895f2" officeooo:paragraph-rsid="003a94b2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895f2" officeooo:paragraph-rsid="003c89a9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895f2" officeooo:paragraph-rsid="0042a584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italic" style:text-underline-style="none" fo:font-weight="bold" officeooo:rsid="003895f2" officeooo:paragraph-rsid="00439601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normal" style:text-underline-style="none" fo:font-weight="bold" officeooo:rsid="000f7076" officeooo:paragraph-rsid="0046cdd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 style:list-style-name="L6">
      <style:paragraph-properties fo:text-align="start" style:justify-single-word="false" fo:break-before="page"/>
      <style:text-properties fo:font-size="9pt" fo:font-weight="normal" officeooo:rsid="0027182f" officeooo:paragraph-rsid="0027182f" style:font-size-asian="7.84999990463257pt" style:font-weight-asian="normal" style:font-size-complex="9pt" style:font-weight-complex="normal"/>
    </style:style>
    <style:style style:name="P40" style:family="paragraph" style:parent-style-name="Standard">
      <style:paragraph-properties fo:text-align="center" style:justify-single-word="false" fo:break-before="page" fo:background-color="#e6e6e6">
        <style:background-image/>
      </style:paragraph-properties>
      <style:text-properties fo:font-size="10pt" fo:font-style="italic" fo:font-weight="bold" officeooo:rsid="002bc336" officeooo:paragraph-rsid="002bc336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 fo:text-align="center" style:justify-single-word="false" fo:break-before="page" fo:background-color="#e6e6e6">
        <style:background-image/>
      </style:paragraph-properties>
      <style:text-properties fo:font-size="10pt" fo:font-style="italic" fo:font-weight="bold" officeooo:rsid="002e53ad" officeooo:paragraph-rsid="002e53ad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paragraph-properties fo:text-align="center" style:justify-single-word="false" fo:break-before="page" fo:background-color="#e6e6e6">
        <style:background-image/>
      </style:paragraph-properties>
      <style:text-properties fo:font-size="10pt" fo:font-style="normal" style:text-underline-style="none" fo:font-weight="bold" officeooo:rsid="000f7076" officeooo:paragraph-rsid="005234c3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paragraph-properties fo:text-align="start" style:justify-single-word="false" fo:break-before="pag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8pt" fo:font-style="italic" fo:font-weight="normal" officeooo:rsid="00282c44" officeooo:paragraph-rsid="0028be7c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8pt" fo:font-style="italic" fo:font-weight="bold" officeooo:rsid="0028be7c" officeooo:paragraph-rsid="0028be7c" style:font-size-asian="8pt" style:font-style-asian="italic" style:font-weight-asian="bold" style:font-size-complex="8pt" style:font-style-complex="italic" style:font-weight-complex="bold"/>
    </style:style>
    <style:style style:name="P4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8pt" fo:font-style="italic" fo:font-weight="bold" officeooo:rsid="002a1e2e" officeooo:paragraph-rsid="002bc336" style:font-size-asian="8pt" style:font-style-asian="italic" style:font-weight-asian="bold" style:font-size-complex="8pt" style:font-style-complex="italic" style:font-weight-complex="bold"/>
    </style:style>
    <style:style style:name="P47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0f7076" officeooo:paragraph-rsid="0028be7c" style:font-size-asian="7.84999990463257pt" style:font-style-asian="normal" style:font-weight-asian="bold" style:font-size-complex="9pt" style:font-style-complex="normal" style:font-weight-complex="bold"/>
    </style:style>
    <style:style style:name="P48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0f7076" officeooo:paragraph-rsid="003078d6" style:font-size-asian="7.84999990463257pt" style:font-style-asian="normal" style:font-weight-asian="bold" style:font-size-complex="9pt" style:font-style-complex="normal" style:font-weight-complex="bold"/>
    </style:style>
    <style:style style:name="P49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28be7c" officeooo:paragraph-rsid="0028be7c" style:font-size-asian="7.84999990463257pt" style:font-style-asian="normal" style:font-weight-asian="bold" style:font-size-complex="9pt" style:font-style-complex="normal" style:font-weight-complex="bold"/>
    </style:style>
    <style:style style:name="P50" style:family="paragraph" style:parent-style-name="Standard" style:list-style-name="L10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290226" officeooo:paragraph-rsid="00290226" style:font-size-asian="7.84999990463257pt" style:font-style-asian="normal" style:font-weight-asian="bold" style:font-size-complex="9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bold" officeooo:rsid="00290226" officeooo:paragraph-rsid="00290226" style:font-size-asian="7.84999990463257pt" style:font-style-asian="normal" style:font-weight-asian="bold" style:font-size-complex="9pt" style:font-style-complex="normal" style:font-weight-complex="bold"/>
    </style:style>
    <style:style style:name="P52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0f7076" officeooo:paragraph-rsid="0028be7c" style:font-size-asian="7.84999990463257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 style:list-style-name="L8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0f7076" officeooo:paragraph-rsid="0028be7c" style:font-size-asian="7.84999990463257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8be7c" officeooo:paragraph-rsid="0028be7c" style:font-size-asian="7.84999990463257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8be7c" officeooo:paragraph-rsid="0028be7c" style:font-size-asian="7.84999990463257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90226" officeooo:paragraph-rsid="00290226" style:font-size-asian="7.84999990463257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 style:list-style-name="L9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90226" officeooo:paragraph-rsid="00290226" style:font-size-asian="7.84999990463257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 style:list-style-name="L11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a1e2e" officeooo:paragraph-rsid="002a1e2e" style:font-size-asian="7.84999990463257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a1e2e" officeooo:paragraph-rsid="002a1e2e" style:font-size-asian="7.84999990463257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53ad" officeooo:paragraph-rsid="002e53ad" style:font-size-asian="7.84999990463257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14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d26c" officeooo:paragraph-rsid="002ed26c" style:font-size-asian="7.84999990463257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d26c" officeooo:paragraph-rsid="002ed26c" style:font-size-asian="7.84999990463257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078d6" officeooo:paragraph-rsid="003078d6" style:font-size-asian="7.84999990463257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078d6" officeooo:paragraph-rsid="003199a1" style:font-size-asian="7.84999990463257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0f7076" officeooo:paragraph-rsid="0030c0f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 style:list-style-name="L12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bc336" officeooo:paragraph-rsid="002bc336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53ad" officeooo:paragraph-rsid="002e53ad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53ad" officeooo:paragraph-rsid="002e53ad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ed26c" officeooo:paragraph-rsid="002ed26c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 style:list-style-name="L17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078d6" officeooo:paragraph-rsid="003199a1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0c0fc" officeooo:paragraph-rsid="0030c0fc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199a1" officeooo:paragraph-rsid="003199a1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324486" officeooo:paragraph-rsid="00324486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solid" style:text-underline-width="auto" style:text-underline-color="font-color" fo:font-weight="normal" officeooo:rsid="0030c0fc" officeooo:paragraph-rsid="0030c0fc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 style:list-style-name="L21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36eca9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234c3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 style:list-style-name="L40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234c3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234c3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40b42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40b42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530c3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685b6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7d45a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84636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84636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94aeb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L4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94aeb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24486" officeooo:paragraph-rsid="0034165d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24486" officeooo:paragraph-rsid="00324486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4165d" officeooo:paragraph-rsid="0034165d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4165d" officeooo:paragraph-rsid="0034165d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54d3e" officeooo:paragraph-rsid="00354d3e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 style:list-style-name="L1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54d3e" officeooo:paragraph-rsid="00354d3e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64a3b" officeooo:paragraph-rsid="00364a3b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 style:list-style-name="L19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64a3b" officeooo:paragraph-rsid="00364a3b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L20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6eca9" officeooo:paragraph-rsid="0036eca9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6eca9" officeooo:paragraph-rsid="0036eca9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22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895f2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895f2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 style:list-style-name="L2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a94b2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a94b2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c89a9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 style:list-style-name="L2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c89a9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2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c89a9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d2555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d2555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3d3ade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0b087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0b087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2a584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 style:list-style-name="L27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300f6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300f6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39601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609ee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609ee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6cdd8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 style:list-style-name="L29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71843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 style:list-style-name="L29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76902" style:font-size-asian="9pt" style:font-style-asian="normal" style:font-weight-asian="normal" style:font-size-complex="9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76902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a396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 style:list-style-name="L30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a396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23" style:family="paragraph" style:parent-style-name="Standard" style:list-style-name="L31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24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a72eb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a9d53" style:font-size-asian="9pt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bc310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dad90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f6c27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50becd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51e803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3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37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3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39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48ee80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51e803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3895f2" officeooo:paragraph-rsid="005234c3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normal" officeooo:rsid="000f7076" officeooo:paragraph-rsid="005234c3" fo:background-color="#ffff00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3d3ade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0b087" style:font-size-asian="9pt" style:font-style-asian="normal" style:font-weight-asian="bold" style:font-size-complex="9pt" style:font-style-complex="normal" style:font-weight-complex="bold"/>
    </style:style>
    <style:style style:name="P142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39601" style:font-size-asian="9pt" style:font-style-asian="normal" style:font-weight-asian="bold" style:font-size-complex="9pt" style:font-style-complex="normal" style:font-weight-complex="bold"/>
    </style:style>
    <style:style style:name="P143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609ee" style:font-size-asian="9pt" style:font-style-asian="normal" style:font-weight-asian="bold" style:font-size-complex="9pt" style:font-style-complex="normal" style:font-weight-complex="bold"/>
    </style:style>
    <style:style style:name="P14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71843" style:font-size-asian="9pt" style:font-style-asian="normal" style:font-weight-asian="bold" style:font-size-complex="9pt" style:font-style-complex="normal" style:font-weight-complex="bold"/>
    </style:style>
    <style:style style:name="P14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8a396" style:font-size-asian="9pt" style:font-style-asian="normal" style:font-weight-asian="bold" style:font-size-complex="9pt" style:font-style-complex="normal" style:font-weight-complex="bold"/>
    </style:style>
    <style:style style:name="P14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3895f2" officeooo:paragraph-rsid="0048ee80" style:font-size-asian="9pt" style:font-style-asian="normal" style:font-weight-asian="bold" style:font-size-complex="9pt" style:font-style-complex="normal" style:font-weight-complex="bold"/>
    </style:style>
    <style:style style:name="P147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0f7076" officeooo:paragraph-rsid="00540b42" style:font-size-asian="9pt" style:font-style-asian="normal" style:font-weight-asian="bold" style:font-size-complex="9pt" style:font-style-complex="normal" style:font-weight-complex="bold"/>
    </style:style>
    <style:style style:name="P1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0f7076" officeooo:paragraph-rsid="00540b42" style:font-size-asian="9pt" style:font-style-asian="normal" style:font-weight-asian="bold" style:font-size-complex="9pt" style:font-style-complex="normal" style:font-weight-complex="bold"/>
    </style:style>
    <style:style style:name="P149" style:family="paragraph" style:parent-style-name="Standard" style:list-style-name="L42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0f7076" officeooo:paragraph-rsid="00540b42" style:font-size-asian="9pt" style:font-style-asian="normal" style:font-weight-asian="bold" style:font-size-complex="9pt" style:font-style-complex="normal" style:font-weight-complex="bold"/>
    </style:style>
    <style:style style:name="P1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0f7076" officeooo:paragraph-rsid="005530c3" style:font-size-asian="9pt" style:font-style-asian="normal" style:font-weight-asian="bold" style:font-size-complex="9pt" style:font-style-complex="normal" style:font-weight-complex="bold"/>
    </style:style>
    <style:style style:name="P151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normal" style:text-underline-style="none" fo:font-weight="bold" officeooo:rsid="000f7076" officeooo:paragraph-rsid="005530c3" style:font-size-asian="9pt" style:font-style-asian="normal" style:font-weight-asian="bold" style:font-size-complex="9pt" style:font-style-complex="normal" style:font-weight-complex="bold"/>
    </style:style>
    <style:style style:name="P152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fo:font-size="9pt" fo:font-weight="normal" officeooo:paragraph-rsid="003199a1" style:font-size-asian="9pt" style:font-weight-asian="normal" style:font-size-complex="9pt" style:font-weight-complex="normal"/>
    </style:style>
    <style:style style:name="P153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officeooo:paragraph-rsid="00439601" style:font-size-asian="9pt" style:font-size-complex="9pt"/>
    </style:style>
    <style:style style:name="P154" style:family="paragraph" style:parent-style-name="Standard" style:list-style-name="L31">
      <style:paragraph-properties fo:text-align="start" style:justify-single-word="false" fo:background-color="transparent">
        <style:background-image/>
      </style:paragraph-properties>
      <style:text-properties fo:font-size="9pt" officeooo:paragraph-rsid="0048ee80" style:font-size-asian="9pt" style:font-size-complex="9pt"/>
    </style:style>
    <style:style style:name="P155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font-size="9pt" officeooo:paragraph-rsid="005234c3" style:font-size-asian="9pt" style:font-size-complex="9pt"/>
    </style:style>
    <style:style style:name="P156" style:family="paragraph" style:parent-style-name="Standard" style:list-style-name="L26">
      <style:paragraph-properties fo:text-align="start" style:justify-single-word="false" fo:background-color="transparent">
        <style:background-image/>
      </style:paragraph-properties>
      <style:text-properties fo:font-size="9pt" fo:font-weight="bold" officeooo:paragraph-rsid="003d2555" style:font-size-asian="9pt" style:font-weight-asian="bold" style:font-size-complex="9pt" style:font-weight-complex="bold"/>
    </style:style>
    <style:style style:name="P157" style:family="paragraph" style:parent-style-name="Standard" style:list-style-name="L28">
      <style:paragraph-properties fo:text-align="start" style:justify-single-word="false" fo:background-color="transparent">
        <style:background-image/>
      </style:paragraph-properties>
      <style:text-properties fo:font-size="9pt" fo:font-weight="bold" officeooo:paragraph-rsid="00439601" style:font-size-asian="9pt" style:font-weight-asian="bold" style:font-size-complex="9pt" style:font-weight-complex="bold"/>
    </style:style>
    <style:style style:name="P158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font-size="9pt" fo:font-weight="bold" officeooo:paragraph-rsid="005234c3" style:font-size-asian="9pt" style:font-weight-asian="bold" style:font-size-complex="9pt" style:font-weight-complex="bold"/>
    </style:style>
    <style:style style:name="P159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ize="9pt" fo:font-style="italic" style:text-underline-style="none" fo:font-weight="normal" officeooo:rsid="003895f2" officeooo:paragraph-rsid="0048ee80" style:font-size-asian="9pt" style:font-style-asian="italic" style:font-weight-asian="normal" style:font-size-complex="9pt" style:font-style-complex="italic" style:font-weight-complex="normal"/>
    </style:style>
    <style:style style:name="P160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font-size="9pt" fo:font-style="italic" style:text-underline-style="none" fo:font-weight="normal" officeooo:rsid="000f7076" officeooo:paragraph-rsid="00584636" style:font-size-asian="9pt" style:font-style-asian="italic" style:font-weight-asian="normal" style:font-size-complex="9pt" style:font-style-complex="italic" style:font-weight-complex="normal"/>
    </style:style>
    <style:style style:name="P16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fo:font-style="italic" fo:font-weight="bold" officeooo:rsid="002bc336" officeooo:paragraph-rsid="002bc336" style:font-size-asian="10pt" style:font-style-asian="italic" style:font-weight-asian="bold" style:font-size-complex="10pt" style:font-style-complex="italic" style:font-weight-complex="bold"/>
    </style:style>
    <style:style style:name="P16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fo:font-style="italic" fo:font-weight="bold" officeooo:rsid="002e53ad" officeooo:paragraph-rsid="002e53ad" style:font-size-asian="10pt" style:font-style-asian="italic" style:font-weight-asian="bold" style:font-size-complex="10pt" style:font-style-complex="italic" style:font-weight-complex="bold"/>
    </style:style>
    <style:style style:name="P16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fo:font-style="italic" fo:font-weight="bold" officeooo:rsid="002ed26c" officeooo:paragraph-rsid="002ed26c" style:font-size-asian="10pt" style:font-style-asian="italic" style:font-weight-asian="bold" style:font-size-complex="10pt" style:font-style-complex="italic" style:font-weight-complex="bold"/>
    </style:style>
    <style:style style:name="P16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fo:font-style="normal" fo:font-weight="normal" officeooo:rsid="002bc336" officeooo:paragraph-rsid="002bc336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fo:font-style="normal" style:text-underline-style="none" fo:font-weight="normal" officeooo:rsid="000f7076" officeooo:paragraph-rsid="005234c3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officeooo:paragraph-rsid="0048ee80"/>
    </style:style>
    <style:style style:name="P167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font-style="italic" officeooo:paragraph-rsid="0048ee80" style:font-style-asian="italic" style:font-style-complex="italic"/>
    </style:style>
    <style:style style:name="P168" style:family="paragraph" style:parent-style-name="Table_20_Contents">
      <style:paragraph-properties fo:text-align="start" style:justify-single-word="false"/>
      <style:text-properties fo:font-size="8pt" fo:font-weight="bold" officeooo:rsid="002bc336" officeooo:paragraph-rsid="002bc336" style:font-size-asian="8pt" style:font-weight-asian="bold" style:font-size-complex="8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size="8pt" officeooo:rsid="002bc336" officeooo:paragraph-rsid="002bc336" style:font-size-asian="8pt" style:font-size-complex="8pt"/>
    </style:style>
    <style:style style:name="P170" style:family="paragraph" style:parent-style-name="Table_20_Contents">
      <style:paragraph-properties fo:text-align="start" style:justify-single-word="false"/>
      <style:text-properties fo:color="#4c4c4c" fo:font-size="7pt" fo:font-weight="bold" officeooo:rsid="002bc336" officeooo:paragraph-rsid="002bc336" style:font-size-asian="7pt" style:font-weight-asian="bold" style:font-size-complex="7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color="#4c4c4c" fo:font-size="7pt" officeooo:rsid="002bc336" officeooo:paragraph-rsid="002bc336" style:font-size-asian="7pt" style:font-size-complex="7pt"/>
    </style:style>
    <style:style style:name="T1" style:family="text">
      <style:text-properties officeooo:rsid="0022de66"/>
    </style:style>
    <style:style style:name="T2" style:family="text">
      <style:text-properties fo:font-weight="bold" officeooo:rsid="0022de66" style:font-weight-asian="bold" style:font-weight-complex="bold"/>
    </style:style>
    <style:style style:name="T3" style:family="text">
      <style:text-properties fo:font-weight="bold" officeooo:rsid="0024a259" style:font-weight-asian="bold" style:font-weight-complex="bold"/>
    </style:style>
    <style:style style:name="T4" style:family="text">
      <style:text-properties fo:font-weight="bold" officeooo:rsid="002647ac" style:font-weight-asian="bold" style:font-weight-complex="bold"/>
    </style:style>
    <style:style style:name="T5" style:family="text">
      <style:text-properties fo:font-weight="bold" officeooo:rsid="0028be7c" style:font-weight-asian="bold" style:font-weight-complex="bold"/>
    </style:style>
    <style:style style:name="T6" style:family="text">
      <style:text-properties fo:font-weight="bold" officeooo:rsid="002bc336" style:font-weight-asian="bold" style:font-weight-complex="bold"/>
    </style:style>
    <style:style style:name="T7" style:family="text">
      <style:text-properties fo:font-weight="bold" officeooo:rsid="0036eca9" style:font-weight-asian="bold" style:font-weight-complex="bold"/>
    </style:style>
    <style:style style:name="T8" style:family="text">
      <style:text-properties fo:font-weight="bold" officeooo:rsid="00540b42" style:font-weight-asian="bold" style:font-weight-complex="bold"/>
    </style:style>
    <style:style style:name="T9" style:family="text">
      <style:text-properties fo:font-weight="bold" officeooo:rsid="005234c3" style:font-weight-asian="bold" style:font-weight-complex="bold"/>
    </style:style>
    <style:style style:name="T10" style:family="text">
      <style:text-properties fo:font-weight="normal" officeooo:rsid="0022de66" style:font-weight-asian="normal" style:font-weight-complex="normal"/>
    </style:style>
    <style:style style:name="T11" style:family="text">
      <style:text-properties fo:font-weight="normal" officeooo:rsid="000ad578" style:font-weight-asian="normal" style:font-weight-complex="normal"/>
    </style:style>
    <style:style style:name="T12" style:family="text">
      <style:text-properties fo:font-weight="normal" officeooo:rsid="0024a259" style:font-weight-asian="normal" style:font-weight-complex="normal"/>
    </style:style>
    <style:style style:name="T13" style:family="text">
      <style:text-properties fo:font-weight="normal" officeooo:rsid="002647ac" style:font-weight-asian="normal" style:font-weight-complex="normal"/>
    </style:style>
    <style:style style:name="T14" style:family="text">
      <style:text-properties fo:font-weight="normal" officeooo:rsid="0028be7c" style:font-weight-asian="normal" style:font-weight-complex="normal"/>
    </style:style>
    <style:style style:name="T15" style:family="text">
      <style:text-properties fo:font-weight="normal" officeooo:rsid="003078d6" style:font-weight-asian="normal" style:font-weight-complex="normal"/>
    </style:style>
    <style:style style:name="T16" style:family="text">
      <style:text-properties fo:font-weight="normal" officeooo:rsid="00540b42" style:font-weight-asian="normal" style:font-weight-complex="normal"/>
    </style:style>
    <style:style style:name="T17" style:family="text">
      <style:text-properties fo:font-size="9pt" fo:font-style="normal" style:text-underline-style="none" fo:font-weight="normal" officeooo:rsid="0048ee80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size="9pt" style:text-underline-style="none" fo:font-weight="normal" officeooo:rsid="0048ee80" style:font-size-asian="9pt" style:font-weight-asian="normal" style:font-size-complex="9pt" style:font-weight-complex="normal"/>
    </style:style>
    <style:style style:name="T19" style:family="text">
      <style:text-properties fo:font-style="italic" fo:font-weight="normal" officeooo:rsid="0022de6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4a259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8be7c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2bc336" style:font-style-asian="italic" style:font-style-complex="italic"/>
    </style:style>
    <style:style style:name="T23" style:family="text">
      <style:text-properties fo:font-style="italic" fo:font-weight="bold" officeooo:rsid="002bc336" style:font-style-asian="italic" style:font-weight-asian="bold" style:font-style-complex="italic" style:font-weight-complex="bold"/>
    </style:style>
    <style:style style:name="T24" style:family="text">
      <style:text-properties fo:font-style="normal" officeooo:rsid="0030c0fc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30c0fc" style:font-style-asian="normal" style:font-style-complex="normal"/>
    </style:style>
    <style:style style:name="T26" style:family="text">
      <style:text-properties fo:font-style="normal" style:text-underline-style="none" fo:font-weight="normal" officeooo:rsid="00439601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48ee80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5234c3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officeooo:rsid="003d2555" style:font-style-asian="normal" style:font-style-complex="normal"/>
    </style:style>
    <style:style style:name="T30" style:family="text">
      <style:text-properties fo:font-style="normal" style:text-underline-style="none" officeooo:rsid="00439601" style:font-style-asian="normal" style:font-style-complex="normal"/>
    </style:style>
    <style:style style:name="T31" style:family="text">
      <style:text-properties fo:font-style="normal" style:text-underline-style="none" officeooo:rsid="005234c3" style:font-style-asian="normal" style:font-style-complex="normal"/>
    </style:style>
    <style:style style:name="T32" style:family="text">
      <style:text-properties officeooo:rsid="002647ac"/>
    </style:style>
    <style:style style:name="T33" style:family="text">
      <style:text-properties officeooo:rsid="0027182f"/>
    </style:style>
    <style:style style:name="T34" style:family="text">
      <style:text-properties officeooo:rsid="00282c44"/>
    </style:style>
    <style:style style:name="T35" style:family="text">
      <style:text-properties officeooo:rsid="0028be7c"/>
    </style:style>
    <style:style style:name="T36" style:family="text">
      <style:text-properties officeooo:rsid="002bc336"/>
    </style:style>
    <style:style style:name="T37" style:family="text">
      <style:text-properties officeooo:rsid="002e53ad"/>
    </style:style>
    <style:style style:name="T38" style:family="text">
      <style:text-properties officeooo:rsid="002ed26c"/>
    </style:style>
    <style:style style:name="T39" style:family="text">
      <style:text-properties officeooo:rsid="002f3936"/>
    </style:style>
    <style:style style:name="T40" style:family="text">
      <style:text-properties officeooo:rsid="003078d6"/>
    </style:style>
    <style:style style:name="T41" style:family="text">
      <style:text-properties style:text-underline-style="solid" style:text-underline-width="auto" style:text-underline-color="font-color" officeooo:rsid="0030c0fc"/>
    </style:style>
    <style:style style:name="T42" style:family="text">
      <style:text-properties style:text-underline-style="solid" style:text-underline-width="auto" style:text-underline-color="font-color" officeooo:rsid="00324486"/>
    </style:style>
    <style:style style:name="T43" style:family="text">
      <style:text-properties officeooo:rsid="0036eca9"/>
    </style:style>
    <style:style style:name="T44" style:family="text">
      <style:text-properties officeooo:rsid="003a94b2"/>
    </style:style>
    <style:style style:name="T45" style:family="text">
      <style:text-properties officeooo:rsid="003c89a9"/>
    </style:style>
    <style:style style:name="T46" style:family="text">
      <style:text-properties officeooo:rsid="003d2555"/>
    </style:style>
    <style:style style:name="T47" style:family="text">
      <style:text-properties officeooo:rsid="003d3ade"/>
    </style:style>
    <style:style style:name="T48" style:family="text">
      <style:text-properties officeooo:rsid="0040b087"/>
    </style:style>
    <style:style style:name="T49" style:family="text">
      <style:text-properties officeooo:rsid="0042a584"/>
    </style:style>
    <style:style style:name="T50" style:family="text">
      <style:text-properties officeooo:rsid="004300f6"/>
    </style:style>
    <style:style style:name="T51" style:family="text">
      <style:text-properties officeooo:rsid="00439601"/>
    </style:style>
    <style:style style:name="T52" style:family="text">
      <style:text-properties officeooo:rsid="004609ee"/>
    </style:style>
    <style:style style:name="T53" style:family="text">
      <style:text-properties officeooo:rsid="0046538f"/>
    </style:style>
    <style:style style:name="T54" style:family="text">
      <style:text-properties officeooo:rsid="0046cdd8"/>
    </style:style>
    <style:style style:name="T55" style:family="text">
      <style:text-properties officeooo:rsid="00471843"/>
    </style:style>
    <style:style style:name="T56" style:family="text">
      <style:text-properties officeooo:rsid="00476902"/>
    </style:style>
    <style:style style:name="T57" style:family="text">
      <style:text-properties officeooo:rsid="0048a396"/>
    </style:style>
    <style:style style:name="T58" style:family="text">
      <style:text-properties officeooo:rsid="0048ee80"/>
    </style:style>
    <style:style style:name="T59" style:family="text">
      <style:text-properties officeooo:rsid="004a72eb"/>
    </style:style>
    <style:style style:name="T60" style:family="text">
      <style:text-properties officeooo:rsid="004a9d53"/>
    </style:style>
    <style:style style:name="T61" style:family="text">
      <style:text-properties officeooo:rsid="004bc310"/>
    </style:style>
    <style:style style:name="T62" style:family="text">
      <style:text-properties officeooo:rsid="004dad90"/>
    </style:style>
    <style:style style:name="T63" style:family="text">
      <style:text-properties officeooo:rsid="004f6c27"/>
    </style:style>
    <style:style style:name="T64" style:family="text">
      <style:text-properties officeooo:rsid="0050becd"/>
    </style:style>
    <style:style style:name="T65" style:family="text">
      <style:text-properties officeooo:rsid="0051e803"/>
    </style:style>
    <style:style style:name="T66" style:family="text">
      <style:text-properties officeooo:rsid="005234c3"/>
    </style:style>
    <style:style style:name="T67" style:family="text">
      <style:text-properties officeooo:rsid="00540b42"/>
    </style:style>
    <style:style style:name="T68" style:family="text">
      <style:text-properties officeooo:rsid="005530c3"/>
    </style:style>
    <style:style style:name="T69" style:family="text">
      <style:text-properties officeooo:rsid="005685b6"/>
    </style:style>
    <style:style style:name="T70" style:family="text">
      <style:text-properties officeooo:rsid="0057d45a"/>
    </style:style>
    <style:style style:name="T71" style:family="text">
      <style:text-properties officeooo:rsid="00584636"/>
    </style:style>
    <style:style style:name="T72" style:family="text">
      <style:text-properties officeooo:rsid="00594a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7">I. </text:span><text:span text:style-name="T1">Obchodné spoločnosti</text:span></text:p>
      <text:p text:style-name="P2"/>
      <text:list xml:id="list6320130251" text:style-name="L1">
        <text:list-item>
          <text:p text:style-name="P9"><text:span text:style-name="T2">Personálne spoločnosti</text:span><text:span text:style-name="T10"> – </text:span><text:span text:style-name="T11">sú spoločenstvom partnerov s rôznymi vedomosťami a skúsenosťami, ktorí na rozdiel od zamestnancov sú priamo zainteresovaní na podnikaní; </text:span><text:span text:style-name="T10">rozlišujeme dva typy:</text:span></text:p>
        </text:list-item>
      </text:list>
      <text:list xml:id="list2001266794" text:style-name="L2">
        <text:list-item>
          <text:list>
            <text:list-item>
              <text:p text:style-name="P10">Verejná obchodná spoločnosť</text:p>
            </text:list-item>
            <text:list-item>
              <text:p text:style-name="P10">Komanditná spoločnosť</text:p>
            </text:list-item>
          </text:list>
        </text:list-item>
      </text:list>
      <text:list xml:id="list631765985" text:continue-list="list6320130251" text:style-name="L1">
        <text:list-item>
          <text:p text:style-name="P9"><text:span text:style-name="T2">Kapitálové spoločnosti</text:span><text:span text:style-name="T10"> – </text:span><text:span text:style-name="T11">sú spoločenstvom partnerov spojených spoločným vkladom kapitálu a jeho zhodnocovaním sú zainteresovaní na podnikaní; </text:span><text:span text:style-name="T10">rozlišujeme dva typy:</text:span></text:p>
        </text:list-item>
      </text:list>
      <text:list xml:id="list1527229635" text:style-name="L3">
        <text:list-item>
          <text:list>
            <text:list-item>
              <text:p text:style-name="P11">spoločnosť s ručením obmedzeným</text:p>
            </text:list-item>
            <text:list-item>
              <text:p text:style-name="P11">akciová spoločnosť</text:p>
              <text:p text:style-name="P11"/>
            </text:list-item>
          </text:list>
        </text:list-item>
      </text:list>
      <text:p text:style-name="P12"/>
      <text:p text:style-name="P25">Verejná obchodná spoločnosť (VOS)</text:p>
      <text:p text:style-name="P13"/>
      <text:list xml:id="list1490288648" text:style-name="L4">
        <text:list-item>
          <text:p text:style-name="P15"><text:span text:style-name="T10">vzniká ako právnická osoba a má označenie </text:span><text:span text:style-name="T19">“v.o.s.”</text:span><text:span text:style-name="T10"> alebo </text:span><text:span text:style-name="T19">“ver. obch. spol.”</text:span></text:p>
        </text:list-item>
        <text:list-item>
          <text:p text:style-name="P19">prostredníctvom tejto spoločnosti podnikajú:</text:p>
          <text:list>
            <text:list-item>
              <text:p text:style-name="P15"><text:span text:style-name="T2">minimálne dve osoby</text:span><text:span text:style-name="T10"> pod spoločným obchodným menom, nie je predpísaný kapitálový vklad</text:span></text:p>
            </text:list-item>
            <text:list-item>
              <text:p text:style-name="P19">ručia za záväzky spoločnosti spoločne a nerozdielne všetkým svojím majetkom</text:p>
            </text:list-item>
          </text:list>
        </text:list-item>
        <text:list-item>
          <text:p text:style-name="P19">návrh na zápis spoločnosti do OR predkladajú všetci spoločníci a prikladajú k nemu spoločenskú zmluvu</text:p>
        </text:list-item>
        <text:list-item>
          <text:p text:style-name="P19"/>
        </text:list-item>
      </text:list>
      <text:p text:style-name="P20"/>
      <text:p text:style-name="P25">Komanditná spoločnosť (KS)</text:p>
      <text:list xml:id="list1189272563" text:style-name="L5">
        <text:list-header>
          <text:p text:style-name="P21"/>
        </text:list-header>
        <text:list-item>
          <text:p text:style-name="P16"><text:span text:style-name="T10">označuje sa ako </text:span><text:span text:style-name="T19">“k.s.”</text:span><text:span text:style-name="T10"> alebo </text:span><text:span text:style-name="T19">“kom. spol.”</text:span></text:p>
        </text:list-item>
        <text:list-item>
          <text:p text:style-name="P21">je spoločnosť ako právnická osoba, v ktorej:</text:p>
          <text:list>
            <text:list-item>
              <text:p text:style-name="P16"><text:span text:style-name="T2">jeden alebo viac spoločníkov</text:span><text:span text:style-name="T10"> – ručia za záväzky v spoločnosti do výšky svojho vkladu zapísaného v OR – komandisti (s vkladom minimálne 250€)</text:span></text:p>
            </text:list-item>
            <text:list-item>
              <text:p text:style-name="P16"><text:span text:style-name="T2">a jeden alebo viac ďalších spoločníkov</text:span><text:span text:style-name="T10"> – ručia celým svojím majetkom – </text:span><text:span text:style-name="T2">komplementári</text:span><text:span text:style-name="T10"> (osobná účasť)</text:span></text:p>
            </text:list-item>
          </text:list>
        </text:list-item>
        <text:list-item>
          <text:p text:style-name="P21">k návrhu na zápis spoločnosti do OR sa predkladá SZ</text:p>
        </text:list-item>
        <text:list-item>
          <text:p text:style-name="P21"/>
        </text:list-item>
      </text:list>
      <text:p text:style-name="P20"/>
      <text:p text:style-name="P8"><text:span text:style-name="T33">Spoločnosť s ručením obmedzeným </text:span><text:span text:style-name="T34">(s.r.o)</text:span></text:p>
      <text:list xml:id="list636500061" text:style-name="L6">
        <text:list-header>
          <text:p text:style-name="P22"/>
        </text:list-header>
        <text:list-item>
          <text:p text:style-name="P17"><text:span text:style-name="T12">obchodné meno spoločnosti musí obsahovať označenie </text:span><text:span text:style-name="T20">“s.r.o.”</text:span><text:span text:style-name="T12"> alebo </text:span><text:span text:style-name="T20">“spol. s r.o.”</text:span></text:p>
        </text:list-item>
        <text:list-item>
          <text:p text:style-name="P17"><text:span text:style-name="T12">spoločnosť s ručením obmedzeným môže založiť </text:span><text:span text:style-name="T3">jedna osoba, najviac 50 spoločníkov</text:span></text:p>
        </text:list-item>
        <text:list-item>
          <text:p text:style-name="P17"><text:span text:style-name="T3">hodnota základného imania minimálne 5000€</text:span><text:span text:style-name="T12"> (minimálny vklad jedného spoločníka 750€); spoločnosť ručí za záväzky do výšky svojho imania, jednotlivec do výšky nesplateného vkladu</text:span></text:p>
        </text:list-item>
        <text:list-item>
          <text:p text:style-name="P22">k návrhu a zápis spoločnosti do obchodného registra sa prikladá SZ</text:p>
        </text:list-item>
        <text:list-item>
          <text:p text:style-name="P14"><text:span text:style-name="T32">zisk</text:span><text:span text:style-name="T32"> spoločnosti </text:span><text:span text:style-name="T32">sa</text:span><text:span text:style-name="T32"> ako celok zdaňuje daňou z príjmu právnických osôb</text:span></text:p>
        </text:list-item>
        <text:list-item>
          <text:p text:style-name="P18"><text:span text:style-name="T13">zo zisku po zdanení si spoločnosť povinne vytvára </text:span><text:span text:style-name="T4">rezervný fond; </text:span><text:span text:style-name="T13">až potom sa určuje suma, ktorá sa rozdelí pre spoločníkov podľa splatených vkladov, prípadne podmienok v spoločenskej zmluve</text:span></text:p>
        </text:list-item>
        <text:list-item>
          <text:p text:style-name="P23">orgány spoločnosti:</text:p>
          <text:list>
            <text:list-item>
              <text:p text:style-name="P18"><text:span text:style-name="T13">najvyšším orgánom je </text:span><text:span text:style-name="T4">valné zhromaždenie</text:span><text:span text:style-name="T13"> spoločníkov (ak je jediný spoločník, ten vykonáva pôsobnosť valného zhromaždenia)</text:span></text:p>
            </text:list-item>
            <text:list-item>
              <text:p text:style-name="P18"><text:span text:style-name="T4">štatutárnym orgánom je konateľ</text:span><text:span text:style-name="T13">, prípadne viac konateľov oprávnených konať samostatne; konateľov vymenováva valné zhromaždenie</text:span></text:p>
            </text:list-item>
            <text:list-item>
              <text:p text:style-name="P18"><text:span text:style-name="T13">kontrolným orgánom je </text:span><text:span text:style-name="T4">dozorná rada</text:span><text:span text:style-name="T13"> volená valným zhromaždením</text:span></text:p>
            </text:list-item>
          </text:list>
        </text:list-item>
        <text:list-item>
          <text:p text:style-name="P24">výhody:</text:p>
          <text:list>
            <text:list-item>
              <text:p text:style-name="P24">spoločnosť môže založiť aj jednotlivec</text:p>
            </text:list-item>
            <text:list-item>
              <text:p text:style-name="P24">obmedzené ručenie za záväzky, čo znamená majetkom spoločnosti a nesplateným vkladom spoločníka</text:p>
            </text:list-item>
            <text:list-item>
              <text:p text:style-name="P24">nižšia zákonom stanovená výška základného imania</text:p>
            </text:list-item>
            <text:list-item>
              <text:p text:style-name="P24">kvalita riadenia (orgány spoločnosti zo zákona)</text:p>
            </text:list-item>
          </text:list>
        </text:list-item>
        <text:list-item>
          <text:p text:style-name="P24">nevýhody:</text:p>
          <text:list>
            <text:list-item>
              <text:p text:style-name="P24">pri malých spoločnostiach aj menšie kapitálové zdroje</text:p>
            </text:list-item>
            <text:list-item>
              <text:p text:style-name="P24">povinnosť tvoriť rezervný fond, použitie obmedzené v zmysle OZ</text:p>
              <text:p text:style-name="P24"/>
              <text:p text:style-name="P39"/>
            </text:list-item>
          </text:list>
        </text:list-item>
      </text:list>
      <text:p text:style-name="P26">Akciová spoločnosť (a.s.)</text:p>
      <text:p text:style-name="P44"/>
      <text:list xml:id="list2163127608" text:style-name="L7">
        <text:list-item>
          <text:p text:style-name="P47"><text:span text:style-name="T14">obchodné meno spoločnosti musí obsahovať označenie </text:span><text:span text:style-name="T21">“a.s.”</text:span><text:span text:style-name="T14"> alebo </text:span><text:span text:style-name="T21">“akc. spol.”</text:span></text:p>
        </text:list-item>
        <text:list-item>
          <text:p text:style-name="P47"><text:span text:style-name="T14">jej základné imanie je rozvrhnuté na </text:span><text:span text:style-name="T35">akcie</text:span><text:span text:style-name="T14"> s určitou menovitou hodnotou</text:span></text:p>
        </text:list-item>
        <text:list-item>
          <text:p text:style-name="P47"><text:span text:style-name="T35">hodnota základného imania</text:span><text:span text:style-name="T14"> akciovej spoločnosti musí byť aspoň </text:span><text:span text:style-name="T35">25 000€</text:span></text:p>
        </text:list-item>
        <text:list-item>
          <text:p text:style-name="P49">spoločnosť ručí za svoje záväzky celým svojím majetkom, akcionár neručí za záväzky spoločnosti</text:p>
        </text:list-item>
        <text:list-item>
          <text:p text:style-name="P54">zisk podlieha dani z príjmu právnických osôb, zo zisku po zdanení je povinnosť vytvárať rezervný fond, zvyšná časť zisku sa môže použi na tvorbu ďalších fondov, na investície a dividendy</text:p>
        </text:list-item>
        <text:list-item>
          <text:p text:style-name="P54">orgány akciovej spoločnosti:</text:p>
          <text:list>
            <text:list-item>
              <text:p text:style-name="P52"><text:span text:style-name="T5">vrcholovým orgánom</text:span><text:span text:style-name="T35"> je </text:span><text:span text:style-name="T5">valné zhromaždenie</text:span></text:p>
            </text:list-item>
            <text:list-item>
              <text:p text:style-name="P52"><text:span text:style-name="T5">štatutárnym orgánom</text:span><text:span text:style-name="T35"> je </text:span><text:span text:style-name="T5">predstavenstvo</text:span><text:span text:style-name="T35"> – riadi spoločnosť a koná v jej mene, volí si svojho predsedu</text:span></text:p>
            </text:list-item>
            <text:list-item>
              <text:p text:style-name="P52"><text:span text:style-name="T5">kontrolným orgánom</text:span><text:span text:style-name="T35"> je </text:span><text:span text:style-name="T5">dozorná rad -</text:span><text:span text:style-name="T35"> dohliada na činnosť predstavenstva a na uskutočňovanie podnikateľskej činnosti</text:span></text:p>
            </text:list-item>
          </text:list>
        </text:list-item>
        <text:list-item>
          <text:p text:style-name="P54">výhody:</text:p>
          <text:list>
            <text:list-item>
              <text:p text:style-name="P54">možnosť získať značné množstvo kapitálu</text:p>
            </text:list-item>
            <text:list-item>
              <text:p text:style-name="P54">ľahší prístup k úverom</text:p>
            </text:list-item>
            <text:list-item>
              <text:p text:style-name="P54">kvalitnejšie riadenie (orgány spoločnosti zo zákona)</text:p>
            </text:list-item>
          </text:list>
        </text:list-item>
        <text:list-item>
          <text:p text:style-name="P54">nevýhody:</text:p>
          <text:list>
            <text:list-item>
              <text:p text:style-name="P54">kapitálová a administratívna náročnosť vzniku spoločnosti</text:p>
            </text:list-item>
            <text:list-item>
              <text:p text:style-name="P54">možnosť konfliktu medzi vlastníkmi a manažérmi</text:p>
            </text:list-item>
          </text:list>
        </text:list-item>
      </text:list>
      <text:p text:style-name="P55"/>
      <text:p text:style-name="P55"/>
      <text:p text:style-name="P26">Osobitné formy podnikov</text:p>
      <text:p text:style-name="P45"/>
      <text:list xml:id="list966833035" text:style-name="L8">
        <text:list-item>
          <text:p text:style-name="P53"><text:span text:style-name="T5">Družstvo</text:span><text:span text:style-name="T35"> – spoločenstvo členov, cieľom nie je vytváranie zisku, ale uspokojovanie spoločných záujmov členov družstva</text:span></text:p>
        </text:list-item>
        <text:list-item>
          <text:p text:style-name="P53"><text:span text:style-name="T5">Štátny podnik</text:span><text:span text:style-name="T35"> – zakladateľom je ústredný orgán štátnej správy alebo obec, na zabezpečenie verejno-prospešných záujmov</text:span></text:p>
        </text:list-item>
        <text:list-item>
          <text:p text:style-name="P53"><text:span text:style-name="T5">Podnik zahraničnej osoby</text:span><text:span text:style-name="T35"> – zahraničné fyzické a právnické osoby môžu podľa zákona podnikať na území SR v podstate za rovnakých podmienok ako slovenské, zákon môže stanoviť ďalšie podmienky</text:span></text:p>
        </text:list-item>
      </text:list>
      <text:p text:style-name="P55"/>
      <text:p text:style-name="P55"/>
      <text:p text:style-name="P29">Obchodné spoločnosti</text:p>
      <text:p text:style-name="P55"/>
      <text:p text:style-name="P56">Medzi ďalšie formy podnikania fyzických osôb a právnických osôb patria formy:</text:p>
      <text:list xml:id="list967395751" text:style-name="L9">
        <text:list-item>
          <text:p text:style-name="P57">bez právnej subjektivity</text:p>
        </text:list-item>
        <text:list-item>
          <text:p text:style-name="P57">nezapisujú sa do OR</text:p>
        </text:list-item>
        <text:list-item>
          <text:p text:style-name="P57">nepreberejú ako celok zodpovednosť za ručenie za záväzky voči tretím osobám</text:p>
        </text:list-item>
      </text:list>
      <text:p text:style-name="P56"/>
      <text:p text:style-name="P56">Patrí sem:</text:p>
      <text:list xml:id="list1702070191" text:style-name="L10">
        <text:list-item>
          <text:p text:style-name="P50">Tiché spoločenstvo</text:p>
        </text:list-item>
        <text:list-item>
          <text:p text:style-name="P50">Zmluva o združení</text:p>
        </text:list-item>
      </text:list>
      <text:p text:style-name="P51"/>
      <text:p text:style-name="P27">Tiché spoločenstvo</text:p>
      <text:p text:style-name="P51"/>
      <text:list xml:id="list1737228231" text:style-name="L11">
        <text:list-item>
          <text:p text:style-name="P58">pôsobí na základe zmluvy o tichom spoločenstve, ktorú upravuje OZ</text:p>
        </text:list-item>
        <text:list-item>
          <text:p text:style-name="P58">tichým spoločníkom môže byť fyzická alebo právnická osoba (aj zamestnanec, spoločník, rodinný príslušník)</text:p>
        </text:list-item>
        <text:list-item>
          <text:p text:style-name="P58">zmluva definuje účastníkov (podnikateľ, tichý spoločník)</text:p>
        </text:list-item>
        <text:list-item>
          <text:p text:style-name="P58">tichý spoločník sa v zmluve zaväzuje <text:s/>poskytnúť podnikateľovi vklad</text:p>
        </text:list-item>
        <text:list-item>
          <text:p text:style-name="P58">podnikateľ sa zaväzuje vyplatiť časť zisku ako podielu tichého spoločníka na výsledkoch (zisku) z podnikania, v zmluve aj podiel na strate</text:p>
        </text:list-item>
      </text:list>
      <text:p text:style-name="P59"/>
      <text:p text:style-name="P28">Zmluva o združení</text:p>
      <text:p text:style-name="P46"/>
      <text:list xml:id="list1875508937" text:style-name="L12">
        <text:list-item>
          <text:p text:style-name="P66">združenie sa vytvára z fyzických aj právnických osôb za konkrétnym účelom a na určitý čas</text:p>
        </text:list-item>
        <text:list-item>
          <text:p text:style-name="P66">účastníci vkladajú peňažné aj nepeňažné vklady</text:p>
        </text:list-item>
        <text:list-item>
          <text:p text:style-name="P66">vklady a majetok sa stávajú spoluvlastníctvom účastníkov</text:p>
        </text:list-item>
        <text:list-item>
          <text:p text:style-name="P66">voči tretím osobám sú účastníci združenia zaviazaní spoločne a nerozdielne</text:p>
        </text:list-item>
        <text:list-item>
          <text:p text:style-name="P66">nedelí sa zisk, ale príjmy a výdavky rovným dielom medzi účastnikov a každý sám odvedie daň z príjmu</text:p>
        </text:list-item>
      </text:list>
      <text:p text:style-name="P6"/>
      <text:p text:style-name="P40">Podniky podľa klasifikácie v EÚ</text:p>
      <text:p text:style-name="P16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6">Počet zamestnancov</text:span><text:span text:style-name="T36"> </text:span></text:p>
          </table:table-cell>
          <table:table-cell table:style-name="Table1.A1" office:value-type="string">
            <text:p text:style-name="P168">Typ podniku s ročným obratom</text:p>
          </table:table-cell>
          <table:table-cell table:style-name="Table1.C1" office:value-type="string">
            <text:p text:style-name="P170">Štruktúra v európskom hospodárkom priestore</text:p>
          </table:table-cell>
        </table:table-row>
        <table:table-row>
          <table:table-cell table:style-name="Table1.A2" office:value-type="string">
            <text:p text:style-name="P169">0 – 9</text:p>
          </table:table-cell>
          <table:table-cell table:style-name="Table1.A2" office:value-type="string">
            <text:p text:style-name="P3"><text:span text:style-name="T23">mikropodnik</text:span><text:span text:style-name="T36"> </text:span><text:span text:style-name="T22">(do 2 mil. €)</text:span></text:p>
          </table:table-cell>
          <table:table-cell table:style-name="Table1.C2" office:value-type="string">
            <text:p text:style-name="P171">93%</text:p>
          </table:table-cell>
        </table:table-row>
        <table:table-row table:style-name="Table1.3">
          <table:table-cell table:style-name="Table1.A2" office:value-type="string">
            <text:p text:style-name="P169">10 – 49</text:p>
          </table:table-cell>
          <table:table-cell table:style-name="Table1.A2" office:value-type="string">
            <text:p text:style-name="P3"><text:span text:style-name="T23">malý podnik</text:span><text:span text:style-name="T36"> </text:span><text:span text:style-name="T22">(do 10 mil. €)</text:span></text:p>
          </table:table-cell>
          <table:table-cell table:style-name="Table1.C2" office:value-type="string">
            <text:p text:style-name="P171">6%</text:p>
          </table:table-cell>
        </table:table-row>
        <table:table-row>
          <table:table-cell table:style-name="Table1.A2" office:value-type="string">
            <text:p text:style-name="P169">50 – 249 </text:p>
          </table:table-cell>
          <table:table-cell table:style-name="Table1.A2" office:value-type="string">
            <text:p text:style-name="P3"><text:span text:style-name="T23">stredný podnik</text:span><text:span text:style-name="T36"> </text:span><text:span text:style-name="T22">(do 50 mil. €)</text:span></text:p>
          </table:table-cell>
          <table:table-cell table:style-name="Table1.C2" office:value-type="string">
            <text:p text:style-name="P171">0,8%</text:p>
          </table:table-cell>
        </table:table-row>
        <table:table-row>
          <table:table-cell table:style-name="Table1.A2" office:value-type="string">
            <text:p text:style-name="P169">250 a viac</text:p>
          </table:table-cell>
          <table:table-cell table:style-name="Table1.A2" office:value-type="string">
            <text:p text:style-name="P3"><text:span text:style-name="T23">veľký podnik</text:span><text:span text:style-name="T36"> </text:span><text:span text:style-name="T22">(nad 50 mil. €)</text:span></text:p>
          </table:table-cell>
          <table:table-cell table:style-name="Table1.C2" office:value-type="string">
            <text:p text:style-name="P171">0,2%</text:p>
          </table:table-cell>
        </table:table-row>
      </table:table>
      <text:p text:style-name="P164"/>
      <text:p text:style-name="P164"/>
      <text:p text:style-name="P41">II. Životný cyklus podniku</text:p>
      <text:p text:style-name="P162"/>
      <text:p text:style-name="P60">- je obdobím od vzniku podniku až po ukončenie činnosti, kde prechádza jednotlivými fázami</text:p>
      <text:p text:style-name="P60">- fázy životného cyklu podniku:</text:p>
      <text:list xml:id="list31749770" text:style-name="L13">
        <text:list-item>
          <text:p text:style-name="P67">zakladanie</text:p>
        </text:list-item>
        <text:list-item>
          <text:p text:style-name="P67">rozbeh</text:p>
        </text:list-item>
        <text:list-item>
          <text:p text:style-name="P67">rozvoj</text:p>
        </text:list-item>
        <text:list-item>
          <text:p text:style-name="P67">zrelosť</text:p>
        </text:list-item>
        <text:list-item>
          <text:p text:style-name="P67">stagnácia</text:p>
        </text:list-item>
        <text:list-item>
          <text:p text:style-name="P67">kríza</text:p>
        </text:list-item>
        <text:list-item>
          <text:p text:style-name="P67">zánik</text:p>
        </text:list-item>
      </text:list>
      <text:p text:style-name="P68"/>
      <text:p text:style-name="P4"><text:span text:style-name="T38"><text:s/></text:span><text:span text:style-name="T39">&gt; </text:span><text:span text:style-name="T38">here comes the graph </text:span><text:span text:style-name="T39">&gt;</text:span><text:span text:style-name="T38"> </text:span></text:p>
      <text:p text:style-name="P69"/>
      <text:p text:style-name="P69"/>
      <text:p text:style-name="P69"/>
      <text:p text:style-name="P30">1. Zakladenie podniku</text:p>
      <text:p text:style-name="P163"/>
      <text:list xml:id="list1788418774" text:style-name="L14">
        <text:list-item>
          <text:p text:style-name="P61">začína od vzniku nápadu rozpracovaného do vízie – obraz o budúcnosti podniku</text:p>
        </text:list-item>
        <text:list-item>
          <text:p text:style-name="P61">vízia sa ďalej rozpracuje do:</text:p>
          <text:list>
            <text:list-item>
              <text:p text:style-name="P61">podnikateľského zámeru (stratégia podniku)</text:p>
            </text:list-item>
            <text:list-item>
              <text:p text:style-name="P61">podnikateľského plánu</text:p>
            </text:list-item>
          </text:list>
        </text:list-item>
        <text:list-item>
          <text:p text:style-name="P61">výsledkom je vznik podniku. V prípade, ak nepríde k úspešnému zavŕšeniu prvej fázy, výsledkom sú získané poznatky a skúsenosti</text:p>
        </text:list-item>
      </text:list>
      <text:p text:style-name="P62"/>
      <text:p text:style-name="P5"><text:span text:style-name="T40">Podnikateľský zámer – </text:span><text:span text:style-name="T15">je podrobnejším rozpracovaním podnikateľskej myšlienky (vízie) do krokov vedúcich k jej napĺňaniu</text:span></text:p>
      <text:p text:style-name="P63"/>
      <text:list xml:id="list1211393683" text:style-name="L15">
        <text:list-item>
          <text:p text:style-name="P48"><text:span text:style-name="T40">Podnikateľská idea (vízia)</text:span><text:span text:style-name="T15"> – vyjadruje predstavu o podniku, jeho zameraní, účel a zmysel podniku</text:span></text:p>
        </text:list-item>
        <text:list-item>
          <text:p text:style-name="P48"><text:span text:style-name="T40">Podnikateľský zámer</text:span><text:span text:style-name="T15"> – </text:span></text:p>
        </text:list-item>
      </text:list>
      <text:list xml:id="list1294667263" text:style-name="L16">
        <text:list-item>
          <text:list>
            <text:list-item>
              <text:p text:style-name="P64">na základe vízie pristupujeme k vypracovaniu podnikateľského zámeru</text:p>
            </text:list-item>
          </text:list>
        </text:list-item>
      </text:list>
      <text:list xml:id="list2063341097" text:style-name="L17">
        <text:list-item>
          <text:list>
            <text:list-item>
              <text:p text:style-name="P70">obsahuje predstavu o podnikateľských aktivitách, ktoré majú novovznikajúcemu podniku zabezpečiť úspešný rozvoj a dlhodobú prosperitu</text:p>
            </text:list-item>
          </text:list>
        </text:list-item>
      </text:list>
      <text:list xml:id="list1846557190" text:continue-list="list1211393683" text:style-name="L15">
        <text:list-item>
          <text:list>
            <text:list-item>
              <text:p text:style-name="P71">Podnikateľský zámer pri zakladaní podniku rieši tri stránky podnikania:</text:p>
              <text:list>
                <text:list-item>
                  <text:p text:style-name="P152"><text:span text:style-name="T25">prevádzkovo – technickú</text:span><text:span text:style-name="T24"> </text:span></text:p>
                  <text:list>
                    <text:list-item>
                      <text:p text:style-name="P72"><text:s/>oblasť podnikania, do ktorej chce podnik vstúpiť:</text:p>
                      <text:list>
                        <text:list-item>
                          <text:p text:style-name="P72">aké výrobky a služby chce poskytovať</text:p>
                        </text:list-item>
                        <text:list-item>
                          <text:p text:style-name="P72">na akých zákazníkov a trhy sa chce zamerať</text:p>
                        </text:list-item>
                        <text:list-item>
                          <text:p text:style-name="P72">akej kvality a s akými úžitkovými vlastnosťami produktov chce súťažiť</text:p>
                        </text:list-item>
                      </text:list>
                    </text:list-item>
                  </text:list>
                </text:list-item>
                <text:list-item>
                  <text:p text:style-name="P74">organizačno – právnu</text:p>
                  <text:list>
                    <text:list-item>
                      <text:p text:style-name="P72">výber právnej formy podnikania (podniku)</text:p>
                      <text:list>
                        <text:list-item>
                          <text:p text:style-name="P72">podnik jednotlivca (živnosť)</text:p>
                        </text:list-item>
                        <text:list-item>
                          <text:p text:style-name="P72">obchodná spoločnosť</text:p>
                        </text:list-item>
                        <text:list-item>
                          <text:p text:style-name="P72">iné formy (družstvo)</text:p>
                        </text:list-item>
                      </text:list>
                    </text:list-item>
                    <text:list-item>
                      <text:p text:style-name="P72">tvorba organizačnej štruktúry podniku</text:p>
                      <text:list>
                        <text:list-item>
                          <text:p text:style-name="P72">definovanie útvarov</text:p>
                        </text:list-item>
                        <text:list-item>
                          <text:p text:style-name="P72">definovanie vzťahov spolupráce, nadriadenosti a podriadenosti</text:p>
                        </text:list-item>
                      </text:list>
                    </text:list-item>
                    <text:list-item>
                      <text:p text:style-name="P73">rozhodovanie o type podniku</text:p>
                    </text:list-item>
                  </text:list>
                </text:list-item>
                <text:list-item>
                  <text:p text:style-name="P65"><text:span text:style-name="T41">finančno – ekonomick</text:span><text:span text:style-name="T42">ú</text:span></text:p>
                  <text:list>
                    <text:list-item>
                      <text:p text:style-name="P88">zakladateľský rozpočet – </text:p>
                      <text:list>
                        <text:list-item>
                          <text:p text:style-name="P88">predstavuje predbežný obraz o:</text:p>
                          <text:list>
                            <text:list-item>
                              <text:p text:style-name="P89">nákladoch spojených so zabezpečením podnikateľskej činnosti</text:p>
                            </text:list-item>
                            <text:list-item>
                              <text:p text:style-name="P89">očakávaných tržbách z predaja, ostatných výnosov a ziskovosti</text:p>
                            </text:list-item>
                            <text:list-item>
                              <text:p text:style-name="P89">výške potrebného kapitálu</text:p>
                            </text:list-item>
                          </text:list>
                        </text:list-item>
                        <text:list-item>
                          <text:p text:style-name="P90">zahrňuje:</text:p>
                          <text:list>
                            <text:list-item>
                              <text:p text:style-name="P90">rozpočet nákladov a výnosov - predstavuje obraz o veľkosti a štruktúre predpokladaných nákladov a výnosov na plánovaný rozsah podnikania na daný rok</text:p>
                              <text:list>
                                <text:list-item>
                                  <text:p text:style-name="P90">výpočet nákladov – náklady vychádzajú zo spotrebovaných vstupov (materiálové, mzdové, odpisy, ostatné náklady)</text:p>
                                  <text:list>
                                    <text:list-item>
                                      <text:p text:style-name="P90">pri výpočte materiálových a mzdových nákladov sa vychádza z kalkulácie materiálových a mzdových nákladov na jednotku produkcie a plánovaného ročného objemu produkcie</text:p>
                                    </text:list-item>
                                    <text:list-item>
                                      <text:p text:style-name="P90">pri výpočte odpisov sa vychádza z nadobúdacej ceny majetku a metódy odpisovania</text:p>
                                    </text:list-item>
                                  </text:list>
                                </text:list-item>
                                <text:list-item>
                                  <text:p text:style-name="P90">výpočet výnosov – pri výpočte výnosov sa vychádza z plánovaného objemu predaja produkcie a ceny za jednotku produkcie</text:p>
                                </text:list-item>
                              </text:list>
                            </text:list-item>
                            <text:list-item>
                              <text:p text:style-name="P90">rozpočet kapitálu – rieši potrebu zdrojov na financovanie majetku potrebného na podnikani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p text:style-name="P91"/>
      <text:p text:style-name="P92"><text:soft-page-break/>Postup založenia podniku:</text:p>
      <text:list xml:id="list309471569" text:style-name="L18">
        <text:list-item>
          <text:p text:style-name="P93">výber predmetu činnosti, názvu a sídla spoločnosti</text:p>
        </text:list-item>
        <text:list-item>
          <text:p text:style-name="P93">výpis z registra trestov</text:p>
        </text:list-item>
        <text:list-item>
          <text:p text:style-name="P93">spísanie SZ (obchodná spoločnosť)</text:p>
        </text:list-item>
        <text:list-item>
          <text:p text:style-name="P93">vyhlásenie správcu vkladu (kapitálová spoločnosť)</text:p>
        </text:list-item>
        <text:list-item>
          <text:p text:style-name="P93">registrácia na živnostenskom úrade</text:p>
        </text:list-item>
        <text:list-item>
          <text:p text:style-name="P93">otvorenie podnikateľského účtu</text:p>
        </text:list-item>
        <text:list-item>
          <text:p text:style-name="P93">podanie návru na zápis do OR (právnická osoba)</text:p>
        </text:list-item>
        <text:list-item>
          <text:p text:style-name="P93">registrácia na daňovom úrade, v Sociálnej poisťovni, v Zdravotnej poisťovni</text:p>
          <text:p text:style-name="P93"/>
        </text:list-item>
      </text:list>
      <text:p text:style-name="P31">2. Rozbeh podniku</text:p>
      <text:p text:style-name="P94"/>
      <text:list xml:id="list1004524216" text:style-name="L19">
        <text:list-item>
          <text:p text:style-name="P95">založený podnik je nový, nemá skúsenosti, ohrozujú ho I tie najjednoduchšie problémy v oblasti výroby, marketingu, nákupe, predaji, finančnej oblasti</text:p>
        </text:list-item>
        <text:list-item>
          <text:p text:style-name="P95">potreba skvalitňovať činnosti, procesy, systém manažmentu, prispôsovať sa požiadavkám trhu a zmenám prostredia</text:p>
        </text:list-item>
      </text:list>
      <text:p text:style-name="P94"/>
      <text:p text:style-name="P94"/>
      <text:p text:style-name="P32">3. Rozvoj podniku</text:p>
      <text:p text:style-name="P94"/>
      <text:list xml:id="list465795239" text:style-name="L20">
        <text:list-item>
          <text:p text:style-name="P96">je fázou rastu a súťaže podniku</text:p>
        </text:list-item>
        <text:list-item>
          <text:p text:style-name="P96">rast podniku:</text:p>
        </text:list-item>
      </text:list>
      <text:list xml:id="list327661753" text:style-name="L21">
        <text:list-item>
          <text:p text:style-name="P75"><text:span text:style-name="T7">Interný rast</text:span><text:span text:style-name="T43"> – lepšie využívanie existujúcich zdrojov, zapájanie zisku do rozvoja podniku</text:span></text:p>
        </text:list-item>
        <text:list-item>
          <text:p text:style-name="P75"><text:span text:style-name="T7">Externý rast</text:span><text:span text:style-name="T43"> – cestou úverov, fúzií, zakladaním spoločných podnikov, akvizícií</text:span></text:p>
        </text:list-item>
      </text:list>
      <text:p text:style-name="P97"/>
      <text:p text:style-name="P33"><text:bookmark-start text:name="__DdeLink__1435_214096493"/>4. Zrelosť podniku<text:bookmark-end text:name="__DdeLink__1435_214096493"/></text:p>
      <text:p text:style-name="P97"/>
      <text:list xml:id="list1138159551" text:style-name="L22">
        <text:list-item>
          <text:p text:style-name="P98">Dosahovanie najlepšieho postavenia na trhu, výsledkov. Je fázou výkonnosti a úspešnosti</text:p>
        </text:list-item>
        <text:list-item>
          <text:p text:style-name="P98">V dôsledku pôsobenia konkurencie dĺžku tejto fázy nemožno vopred zaručiť</text:p>
        </text:list-item>
        <text:list-item>
          <text:p text:style-name="P98">Sledovať trendy v prostredí a prispôsobovať sa zmenám, manažment svojimi rozhodnutiami môže podporiť relatívne dlhšiu fázu zrelosti.</text:p>
        </text:list-item>
      </text:list>
      <text:p text:style-name="P99"/>
      <text:p text:style-name="P34"><text:bookmark-start text:name="__DdeLink__1437_214096493"/><text:span text:style-name="T44">5</text:span>. <text:span text:style-name="T44">Stagnácia</text:span><text:bookmark-end text:name="__DdeLink__1437_214096493"/></text:p>
      <text:p text:style-name="P99"/>
      <text:list xml:id="list837964541" text:style-name="L23">
        <text:list-item>
          <text:p text:style-name="P100"><text:span text:style-name="T44">Je fázou uspokojenia sa s úspechmi, preto aj prevládajúcich stereotypov a zotrvačnosti v myslení a konaní</text:span></text:p>
        </text:list-item>
        <text:list-item>
          <text:p text:style-name="P100"><text:span text:style-name="T44">Signalizuje vyčerpávanie vnútorných síl a schopností, čo vedie od konkurenčných ambícií k obranným postojom</text:span></text:p>
        </text:list-item>
        <text:list-item>
          <text:p text:style-name="P100"><text:span text:style-name="T44">Prekonanie stagnácie vyžaduje inovácie a oživenie podniku, jej podcenenie môže znamenať nástup krízy</text:span></text:p>
        </text:list-item>
      </text:list>
      <text:p text:style-name="P101"><text:span text:style-name="T44"/></text:p>
      <text:p text:style-name="P35"><text:span text:style-name="T45">6</text:span><text:span text:style-name="T44">. </text:span><text:span text:style-name="T45">Kríza</text:span></text:p>
      <text:p text:style-name="P101"><text:span text:style-name="T44"/></text:p>
      <text:p text:style-name="P102"><text:span text:style-name="T45">Ak nezareagujeme na varovné signály stagnácie</text:span></text:p>
      <text:list xml:id="list1146299529" text:style-name="L24">
        <text:list-item>
          <text:p text:style-name="P103"><text:span text:style-name="T45">nastupuje fáza vážnych problémov, poklesu výkonnosti, prehlbovania platobnej neschopnosti</text:span></text:p>
        </text:list-item>
        <text:list-item>
          <text:p text:style-name="P103"><text:span text:style-name="T45">vzniknuté krízové stavy možno riešiť, ale nie dlho</text:span></text:p>
        </text:list-item>
      </text:list>
      <text:p text:style-name="P102"><text:span text:style-name="T45">Príčiny krízy podniku pochádzajú z:</text:span></text:p>
      <text:list xml:id="list1483619955" text:style-name="L25">
        <text:list-item>
          <text:p text:style-name="P104"><text:span text:style-name="T45">externého prostredia – z globálneho, ale i konkurenčného prostredia</text:span></text:p>
        </text:list-item>
        <text:list-item>
          <text:p text:style-name="P104"><text:span text:style-name="T45">interného prostredia – problémy v produktoch, zdrojoch, podnikovej kultúre, manažmente podniku, podcenenie inovácií a pod.</text:span></text:p>
        </text:list-item>
      </text:list>
      <text:p text:style-name="P102"><text:span text:style-name="T45"/></text:p>
      <text:p text:style-name="P105"><text:span text:style-name="T46">Riešenie krízy:</text:span></text:p>
      <text:list xml:id="list1491337392" text:style-name="L26">
        <text:list-item>
          <text:p text:style-name="P156"><text:span text:style-name="T29">Konsolidácia</text:span></text:p>
          <text:list>
            <text:list-item>
              <text:p text:style-name="P106"><text:span text:style-name="T46">v situácii platobnej neschopnosti podniku snahou je odhaľovať vnútorné problémy, ktoré ju spôsobujú</text:span></text:p>
            </text:list-item>
            <text:list-item>
              <text:p text:style-name="P106"><text:span text:style-name="T46">vypracováva sa konsolidačný program spravidla pri zachovaní doterajšieho zamerania, konsolidácia je za chodu podniku a preto býva náročn</text:span><text:span text:style-name="T47">á</text:span></text:p>
            </text:list-item>
          </text:list>
        </text:list-item>
        <text:list-item>
          <text:p text:style-name="P140"><text:span text:style-name="T47">Sanácia (ozdravenie)</text:span></text:p>
          <text:list>
            <text:list-item>
              <text:p text:style-name="P107"><text:span text:style-name="T47">hľadajú sa možnosti ako prekonať dlhodobo zhoršujúcu sa pozíciu na trhu, pokles tržieb, zisku, ktoré prehlbujú platobnú neschopnosť podniku</text:span></text:p>
            </text:list-item>
            <text:list-item>
              <text:p text:style-name="P107"><text:span text:style-name="T47">vypracováva sa projekt ozdravenia zahrňujúci cieľ a stratégiu ozdravenia, ich realizáciu cez opatrenia ako menovité a adresné úlohy, je to dlhodobý proces spravidla spojený s reštrukturalizáciou</text:span></text:p>
            </text:list-item>
          </text:list>
        </text:list-item>
        <text:list-item>
          <text:p text:style-name="P141"><text:span text:style-name="T48">Reštrukturalizácia</text:span></text:p>
          <text:list>
            <text:list-item>
              <text:p text:style-name="P108"><text:span text:style-name="T48">zámerom je odstrániť neefektívne produkty a činnosti, ktoré cez vysoké náklady a stratu vedú k platobnej neschopnosti podniku</text:span></text:p>
            </text:list-item>
            <text:list-item>
              <text:p text:style-name="P108"><text:span text:style-name="T48">vypracováva sa projekt reštrukturalizácie, ktorý prináša zmeny do súčasného zamerania podniku, s tým súvisí <text:s/>aj nové organizačné usporiadanie</text:span></text:p>
            </text:list-item>
          </text:list>
        </text:list-item>
        <text:list-item>
          <text:p text:style-name="P141"><text:span text:style-name="T48">Predĺženie</text:span></text:p>
          <text:list>
            <text:list-item>
              <text:p text:style-name="P108"><text:span text:style-name="T48">osobitný spôsob riešenia zlej hospodárskej situácie a odvrátenia zániku podniku</text:span></text:p>
            </text:list-item>
            <text:list-item>
              <text:p text:style-name="P108"><text:span text:style-name="T48">podnik na ochranu pred veriteľmi potrebuje získať záruky od štátu, že v rámci zákonnej lehoty (predĺženia) môže riešiť zlú hospodársku situáciu bez toho, aby veritelia uvalili na podnik konkurz</text:span></text:p>
            </text:list-item>
          </text:list>
        </text:list-item>
      </text:list>
      <text:p text:style-name="P109"><text:span text:style-name="T48"/></text:p>
      <text:p text:style-name="P36"><text:bookmark-start text:name="__DdeLink__1440_214096493"/><text:soft-page-break/><text:span text:style-name="T49">7</text:span><text:span text:style-name="T44">. </text:span><text:span text:style-name="T49">Zánik podniku</text:span><text:bookmark-end text:name="__DdeLink__1440_214096493"/></text:p>
      <text:p text:style-name="P110"><text:span text:style-name="T49"/></text:p>
      <text:list xml:id="list29392620" text:style-name="L27">
        <text:list-item>
          <text:p text:style-name="P111"><text:span text:style-name="T50">Ak kríza naruší rovnováhu podniku tak, že k jej riešeniu neprispeje žiaden z predchádzajúcich spôsobov, podnik sa dostáva do úpadku</text:span></text:p>
        </text:list-item>
        <text:list-item>
          <text:p text:style-name="P111"><text:span text:style-name="T50">Úpadok podniku je situácia, kedy dlhy podniku prevýšili aktuálnu hodnotu majetku. </text:span></text:p>
        </text:list-item>
      </text:list>
      <text:p text:style-name="P112"><text:span text:style-name="T50"/></text:p>
      <text:p text:style-name="P112"/>
      <text:p text:style-name="P37"><text:span text:style-name="T51">Spôsoby riešenia úpadku</text:span></text:p>
      <text:p text:style-name="P112"/>
      <text:list xml:id="list157713123" text:style-name="L28">
        <text:list-item>
          <text:p text:style-name="P157"><text:span text:style-name="T30">Transformácia podniku</text:span></text:p>
          <text:list>
            <text:list-item>
              <text:p text:style-name="P153"><text:span text:style-name="T26">podnik sa mení z doterajšej právnej formy na inú</text:span></text:p>
            </text:list-item>
            <text:list-item>
              <text:p text:style-name="P113"><text:span text:style-name="T51">alebo sa rozčleňuje na viacero podnikov, ktoré sa stávajú jeho právnymi nástupcami</text:span></text:p>
            </text:list-item>
            <text:list-item>
              <text:p text:style-name="P113"><text:span text:style-name="T51">predstavuje len formálny zánik podniku</text:span></text:p>
            </text:list-item>
          </text:list>
        </text:list-item>
        <text:list-item>
          <text:p text:style-name="P142"><text:span text:style-name="T51">Fúzia</text:span></text:p>
          <text:list>
            <text:list-item>
              <text:p text:style-name="P113"><text:span text:style-name="T51">splynutie s iným podnikom alebo podnikmi</text:span></text:p>
            </text:list-item>
            <text:list-item>
              <text:p text:style-name="P113"><text:span text:style-name="T51">dochádza k majetkovému spojeniu podnikov s cieľom vytvoriť silnejší podnik s lepším postavením na trhu a lepšou finančno-ekonomickou pozíciou</text:span></text:p>
            </text:list-item>
            <text:list-item>
              <text:p text:style-name="P113"><text:span text:style-name="T51">predstavuje len formálny zánik podniku</text:span></text:p>
            </text:list-item>
          </text:list>
        </text:list-item>
        <text:list-item>
          <text:p text:style-name="P143"><text:span text:style-name="T52">Konkurz </text:span></text:p>
          <text:list>
            <text:list-item>
              <text:p text:style-name="P114"><text:span text:style-name="T52">úlohou je speňažiť majetok podniku – dlžníka a použiť ho na uspokojenie nárokov veriteľov – voči komu je podnik dlžníkom pri dodržaní zákonom stanoveného poradia</text:span></text:p>
            </text:list-item>
            <text:list-item>
              <text:p text:style-name="P114"><text:span text:style-name="T52">pod dohľadom <text:s/>správcu konkurznej podstaty a veriteľov</text:span></text:p>
            </text:list-item>
          </text:list>
        </text:list-item>
        <text:list-item>
          <text:p text:style-name="P143"><text:span text:style-name="T52">Likvidácia</text:span></text:p>
          <text:list>
            <text:list-item>
              <text:p text:style-name="P114"><text:span text:style-name="T52">materiálne </text:span><text:span text:style-name="T53">i</text:span><text:span text:style-name="T52"> právne ukončenie podnikateľskej činnosti</text:span></text:p>
            </text:list-item>
            <text:list-item>
              <text:p text:style-name="P114"><text:span text:style-name="T52">zámerom je speňaženie majetku poodniku na úhradu dlhov podniku a zvyšok sa rozdelí medzi vlastníkov, dochadza tak k likvidácii imania</text:span></text:p>
            </text:list-item>
            <text:list-item>
              <text:p text:style-name="P114"><text:span text:style-name="T52">v súlade s OZ, pod dohľadom likvidátora</text:span></text:p>
            </text:list-item>
          </text:list>
        </text:list-item>
      </text:list>
      <text:p text:style-name="P115"><text:span text:style-name="T52"/></text:p>
      <text:p text:style-name="P115"><text:span text:style-name="T52"/></text:p>
      <text:p text:style-name="P38"><text:span text:style-name="T54">Podnikateľský plán</text:span></text:p>
      <text:p text:style-name="P115"><text:span text:style-name="T52"/></text:p>
      <text:p text:style-name="P116"><text:span text:style-name="T54">Vypracovaný podnikateľský zámer, ktorý sa zostavuje pri zakladaní podniku sa konkretizuje do podnikateľského plánu.</text:span></text:p>
      <text:p text:style-name="P116"><text:span text:style-name="T54"/></text:p>
      <text:p text:style-name="P116"><text:span text:style-name="T54">Podnikateľský plán je formalizovaný dokument, ktorý obsahuje informácie ako bude prebiehať podnikanie. </text:span></text:p>
      <text:p text:style-name="P116"><text:span text:style-name="T54"/></text:p>
      <text:p text:style-name="P144"><text:span text:style-name="T55">Funkcia podnikateľského plánu</text:span></text:p>
      <text:list xml:id="list286754319" text:style-name="L29">
        <text:list-item>
          <text:p text:style-name="P117"><text:span text:style-name="T55">je riadiaci dokument</text:span></text:p>
          <text:list>
            <text:list-item>
              <text:p text:style-name="P117"><text:span text:style-name="T55">predstavuje podnikateľské zámery, ciele a stratégie na obdobie 2-5 rokov a logický rámec postupnosti krokov pri ich dosahovaní</text:span></text:p>
            </text:list-item>
            <text:list-item>
              <text:p text:style-name="P117"><text:span text:style-name="T55">podáva jasný, pochopiteľný opis príležitostí, predpokladov, postupov, očakávaných efektov</text:span></text:p>
            </text:list-item>
          </text:list>
        </text:list-item>
        <text:list-item>
          <text:p text:style-name="P118"><text:span text:style-name="T56">podklad pre investora, banku pre rozhodovanie o kapitálovom vstupe, financovaní</text:span></text:p>
        </text:list-item>
      </text:list>
      <text:p text:style-name="P119"><text:span text:style-name="T56"/></text:p>
      <text:p text:style-name="P145"><text:span text:style-name="T57">Dobre spracovaný podnikateľský plán</text:span></text:p>
      <text:list xml:id="list1461182726" text:style-name="L30">
        <text:list-item>
          <text:p text:style-name="P121"><text:span text:style-name="T57">vychádza zo skúmania trhu, jeho veľkosti, potrieb zákazníkov, odhadu možnosti predaja</text:span></text:p>
        </text:list-item>
        <text:list-item>
          <text:p text:style-name="P121"><text:span text:style-name="T57">podáva pohľad do budúcnosti z hľadiska príležitostí a rizík z prostredia, ako aj silných a slabých stránok podniku</text:span></text:p>
        </text:list-item>
        <text:list-item>
          <text:p text:style-name="P121"><text:span text:style-name="T57">obsahuje analýzy a argumenty, ktoré podporujú a zdôvodňujú podnikateľský plán</text:span></text:p>
        </text:list-item>
        <text:list-item>
          <text:p text:style-name="P121"><text:span text:style-name="T57">prezentuje zodpovedajúcu formálnu úpravu, rozsah by nemal mať viac ako 40 strán</text:span></text:p>
        </text:list-item>
      </text:list>
      <text:p text:style-name="P120"><text:span text:style-name="T57"/></text:p>
      <text:p text:style-name="P120"><text:span text:style-name="T57"/></text:p>
      <text:p text:style-name="P146"><text:span text:style-name="T58">Štruktúra podnikateľského plánu</text:span></text:p>
      <text:list xml:id="list1630987654" text:style-name="L31">
        <text:list-item>
          <text:p text:style-name="P154"><text:span text:style-name="T27">Titulný list</text:span></text:p>
        </text:list-item>
        <text:list-item>
          <text:p text:style-name="P123"><text:span text:style-name="T58">Súhrnná časť </text:span></text:p>
        </text:list-item>
        <text:list-item>
          <text:p text:style-name="P154"><text:span text:style-name="T27">Hlavná časť </text:span></text:p>
        </text:list-item>
        <text:list-item>
          <text:p text:style-name="P123"><text:span text:style-name="T58">Prílohy</text:span></text:p>
        </text:list-item>
      </text:list>
      <text:p text:style-name="P122"><text:span text:style-name="T58"/></text:p>
      <text:p text:style-name="P43"><text:span text:style-name="T58"/></text:p>
      <text:list xml:id="list378493615" text:style-name="L34">
        <text:list-item>
          <text:p text:style-name="P167"><text:span text:style-name="T18">Titulný list</text:span></text:p>
        </text:list-item>
      </text:list>
      <text:list xml:id="list1270815601" text:style-name="L35">
        <text:list-item>
          <text:list>
            <text:list-item>
              <text:p text:style-name="P132"><text:span text:style-name="T58">Názov dokumentu: Podnikateľský plán</text:span></text:p>
            </text:list-item>
          </text:list>
        </text:list-item>
      </text:list>
      <text:list xml:id="list427661070" text:style-name="L36">
        <text:list-item>
          <text:list>
            <text:list-item>
              <text:p text:style-name="P133"><text:span text:style-name="T58">Názov a adresa podniku</text:span></text:p>
            </text:list-item>
          </text:list>
        </text:list-item>
      </text:list>
      <text:list xml:id="list1774019418" text:style-name="L37">
        <text:list-item>
          <text:list>
            <text:list-item>
              <text:p text:style-name="P134"><text:span text:style-name="T58">Telefón, fax, adresa webovej stránky podniku</text:span></text:p>
            </text:list-item>
          </text:list>
        </text:list-item>
      </text:list>
      <text:list xml:id="list1634998306" text:style-name="L38">
        <text:list-item>
          <text:list>
            <text:list-item>
              <text:p text:style-name="P135"><text:span text:style-name="T58">Kontaktná osoba a jej postavenie, číslo telefónu, faxu a emailová adresa</text:span></text:p>
            </text:list-item>
          </text:list>
        </text:list-item>
      </text:list>
      <text:list xml:id="list937283010" text:style-name="L39">
        <text:list-item>
          <text:list>
            <text:list-item>
              <text:p text:style-name="P136"><text:span text:style-name="T58">Dátum vypracovania a predloženia</text:span></text:p>
            </text:list-item>
          </text:list>
        </text:list-item>
      </text:list>
      <text:list xml:id="list1570282101" text:continue-list="list378493615" text:style-name="L34">
        <text:list-item>
          <text:p text:style-name="P167"><text:span text:style-name="T18">Súhrnná časť – Management Summary</text:span></text:p>
          <text:list>
            <text:list-item>
              <text:p text:style-name="P166"><text:span text:style-name="T17">Stručná charakteristika produktov, trhov, zákazníkov</text:span></text:p>
            </text:list-item>
            <text:list-item>
              <text:p text:style-name="P124"><text:span text:style-name="T58">Charakteristika podniku, jeho schopností</text:span></text:p>
            </text:list-item>
            <text:list-item>
              <text:p text:style-name="P124"><text:span text:style-name="T58">Kľúčové aspekty podnikateľského plánu</text:span></text:p>
            </text:list-item>
            <text:list-item>
              <text:p text:style-name="P124"><text:span text:style-name="T58">Finančné požiadavky na zabezpečenie plánu, možné riziká spojené s podnikaním</text:span></text:p>
            </text:list-item>
            <text:list-item>
              <text:p text:style-name="P124"><text:span text:style-name="T58">max 2 strany</text:span></text:p>
            </text:list-item>
          </text:list>
        </text:list-item>
        <text:list-item>
          <text:p text:style-name="P159"><text:span text:style-name="T58">Hlavná časť</text:span></text:p>
          <text:list>
            <text:list-item>
              <text:p text:style-name="P124"><text:span text:style-name="T58">Identifikácia a postavanie podniku</text:span></text:p>
              <text:list>
                <text:list-item>
                  <text:p text:style-name="P166"><text:span text:style-name="T17">Názov podniku, adresa, IČO, DIČ, rok založenia, právna forma</text:span></text:p>
                </text:list-item>
                <text:list-item>
                  <text:p text:style-name="P124"><text:span text:style-name="T58">Vývoj podniku od vzniku až po súčasnosť, zameranie a charakteristika podnikateľskej činnosti, vývoj dopytu, zabezpečenie podnikateľskej činnosti </text:span></text:p>
                </text:list-item>
                <text:list-item>
                  <text:p text:style-name="P124"><text:span text:style-name="T58">Trh, na ktorom podnik pôsobí, podiel na trhu, rozhodujúci dodávatelia, konkurenčné výhody</text:span></text:p>
                </text:list-item>
                <text:list-item>
                  <text:p text:style-name="P124"><text:span text:style-name="T58">Vývoj ekonomických ukazovateľov</text:span></text:p>
                </text:list-item>
              </text:list>
            </text:list-item>
            <text:list-item>
              <text:p text:style-name="P125"><text:span text:style-name="T59">Ciele podniku – mali by vychádzať z dlhodobýych zámerov a stratégie rozvoja podniku a mali by vymedziť:</text:span></text:p>
              <text:list>
                <text:list-item>
                  <text:p text:style-name="P125"><text:span text:style-name="T59">objem produkcie, obrat z predaja, ziskovosť, očakávanú výnosnosť a návratnosť kapitálu</text:span></text:p>
                </text:list-item>
                <text:list-item>
                  <text:p text:style-name="P125"><text:span text:style-name="T59">výhody podniku v porovnaní s konkurenciou</text:span></text:p>
                </text:list-item>
                <text:list-item>
                  <text:p text:style-name="P125"><text:span text:style-name="T59">prednosti produktov z pohľadu zákazníka</text:span></text:p>
                </text:list-item>
                <text:list-item>
                  <text:p text:style-name="P125"><text:span text:style-name="T59">ocenenia produktov, podniku, najdôležitejšie úspechy</text:span></text:p>
                </text:list-item>
              </text:list>
            </text:list-item>
            <text:list-item>
              <text:p text:style-name="P126"><text:span text:style-name="T60">Trhy a konkurencia</text:span></text:p>
              <text:list>
                <text:list-item>
                  <text:p text:style-name="P126"><text:span text:style-name="T60">Súčasný stav na domácom a zahraničnom trhu, predpokladné zákazky</text:span></text:p>
                </text:list-item>
                <text:list-item>
                  <text:p text:style-name="P126"><text:span text:style-name="T60">Ďalší vývoj na trhoch, očakávané príležitosti a možmé riziká</text:span></text:p>
                </text:list-item>
                <text:list-item>
                  <text:p text:style-name="P126"><text:span text:style-name="T60">Silné a slabé stránky podniku a jednotlivých výrobkov a služieb</text:span></text:p>
                </text:list-item>
                <text:list-item>
                  <text:p text:style-name="P126"><text:span text:style-name="T60">Špecifiká trhových segmentov</text:span></text:p>
                </text:list-item>
                <text:list-item>
                  <text:p text:style-name="P126"><text:span text:style-name="T60">Charakteristiku existujúcih a potenciálnych významných konkurentov, dodávateľov, odberateľov</text:span></text:p>
                </text:list-item>
              </text:list>
            </text:list-item>
            <text:list-item>
              <text:p text:style-name="P127"><text:span text:style-name="T61">Marketing</text:span></text:p>
              <text:list>
                <text:list-item>
                  <text:p text:style-name="P127"><text:span text:style-name="T61">Marketingová stratégia</text:span></text:p>
                </text:list-item>
                <text:list-item>
                  <text:p text:style-name="P127"><text:span text:style-name="T61">Cieľové trhy a segmenty zákazníkov</text:span></text:p>
                </text:list-item>
                <text:list-item>
                  <text:p text:style-name="P127"><text:span text:style-name="T61">Odbytové kanály, orgnanizácia a formy predaja</text:span></text:p>
                </text:list-item>
                <text:list-item>
                  <text:p text:style-name="P127"><text:span text:style-name="T61">Ceny <text:s/>výrobkov a služieb</text:span></text:p>
                </text:list-item>
                <text:list-item>
                  <text:p text:style-name="P127"><text:span text:style-name="T61">Reklama na podporu predaja</text:span></text:p>
                </text:list-item>
              </text:list>
            </text:list-item>
            <text:list-item>
              <text:p text:style-name="P127"><text:span text:style-name="T62">Výroba</text:span></text:p>
              <text:list>
                <text:list-item>
                  <text:p text:style-name="P128"><text:span text:style-name="T62">Výrobný proces a jeho organizácia</text:span></text:p>
                </text:list-item>
                <text:list-item>
                  <text:p text:style-name="P128"><text:span text:style-name="T62">Potreba pracovníkob, výrobné kapacity, materiálové zabezpečenie, hlavní dodávatelia</text:span></text:p>
                </text:list-item>
                <text:list-item>
                  <text:p text:style-name="P128"><text:span text:style-name="T62">Technológie a inovácie</text:span></text:p>
                </text:list-item>
                <text:list-item>
                  <text:p text:style-name="P128"><text:span text:style-name="T62">Kvalita produkcie, servis</text:span></text:p>
                </text:list-item>
                <text:list-item>
                  <text:p text:style-name="P128"><text:span text:style-name="T62">Výrobné náklady, kalkulácie a cena produkcie</text:span></text:p>
                </text:list-item>
              </text:list>
            </text:list-item>
            <text:list-item>
              <text:p text:style-name="P129"><text:span text:style-name="T63">Organizácia a manažment – charakteristika podniku z hľadiska:</text:span></text:p>
              <text:list>
                <text:list-item>
                  <text:p text:style-name="P129"><text:span text:style-name="T63">organizácie podniku a organizačnej štruktúry</text:span></text:p>
                </text:list-item>
                <text:list-item>
                  <text:p text:style-name="P129"><text:span text:style-name="T63">systému manažmentu</text:span></text:p>
                </text:list-item>
                <text:list-item>
                  <text:p text:style-name="P129"><text:span text:style-name="T63">personálneho zabezpečenia</text:span></text:p>
                </text:list-item>
              </text:list>
            </text:list-item>
            <text:list-item>
              <text:p text:style-name="P130"><text:span text:style-name="T64">Finančný plán</text:span></text:p>
              <text:list>
                <text:list-item>
                  <text:p text:style-name="P130"><text:span text:style-name="T64">Zostavuje sa v rozsahu výkazu ziskov a strát, finančnej bilancie, výkazu cash flow</text:span></text:p>
                </text:list-item>
                <text:list-item>
                  <text:p text:style-name="P130"><text:span text:style-name="T64">U existujúceho podniku sa zostavuje v nadväznosti na doterajší vývoj, údaje za posledné 2-3 roky</text:span></text:p>
                </text:list-item>
                <text:list-item>
                  <text:p text:style-name="P130"><text:span text:style-name="T64">Pri zakladaní podniku sa zostavuje v nadväznosti na zakladateľský rozpočet</text:span></text:p>
                </text:list-item>
              </text:list>
            </text:list-item>
          </text:list>
        </text:list-item>
        <text:list-item>
          <text:p text:style-name="P131"><text:span text:style-name="T65">Prílohy</text:span></text:p>
          <text:list>
            <text:list-item>
              <text:p text:style-name="P131"><text:span text:style-name="T65">Dokumenty potvrdzujúce totožnosť podniku, dobu jeho existencie</text:span></text:p>
            </text:list-item>
            <text:list-item>
              <text:p text:style-name="P131"><text:span text:style-name="T65">Katalóg produktov, cenník produktov</text:span></text:p>
            </text:list-item>
            <text:list-item>
              <text:p text:style-name="P131"><text:span text:style-name="T65">Získané ocenenia, vlastníctvo patentov a licencií</text:span></text:p>
            </text:list-item>
            <text:list-item>
              <text:p text:style-name="P131"><text:bookmark-start text:name="__DdeLink__1450_214096493"/><text:span text:style-name="T65">Dokumenty o výkonnosti a finančných výsledkoch</text:span></text:p>
            </text:list-item>
            <text:list-item>
              <text:p text:style-name="P131"><text:span text:style-name="T65">Trhové analýzy a ďalšie štúdie</text:span></text:p>
            </text:list-item>
          </text:list>
        </text:list-item>
      </text:list>
      <text:p text:style-name="P137"><text:bookmark-end text:name="__DdeLink__1450_214096493"/><text:span text:style-name="T65"/></text:p>
      <text:p text:style-name="P138"><text:span text:style-name="T66"/></text:p>
      <text:p text:style-name="P138"><text:span text:style-name="T66"/></text:p>
      <text:p text:style-name="P138"><text:span text:style-name="T66"/></text:p>
      <text:p text:style-name="P138"><text:span text:style-name="T66"/></text:p>
      <text:p text:style-name="P42"><text:span text:style-name="T54">Podnikateľský plán</text:span></text:p>
      <text:p text:style-name="P165"><text:span text:style-name="T54"/></text:p>
      <text:p text:style-name="P76"><text:span text:style-name="T66">Podnik je dynamický systém, ktorého správanie a aktivity sú orientované na dosahovanie cieľov.</text:span></text:p>
      <text:p text:style-name="P76"><text:span text:style-name="T66"/></text:p>
      <text:p text:style-name="P76"><text:span text:style-name="T66">Podnik vnímame z dvoch stránok:</text:span></text:p>
      <text:list xml:id="list1772150094" text:style-name="L40">
        <text:list-item>
          <text:p text:style-name="P77"><text:span text:style-name="T66">vecnej premeny podnikových vstupov na výstupu za účelom vytvoriť hodnotu pre zákazníka na uspokojenie jeho potrieb</text:span></text:p>
        </text:list-item>
        <text:list-item>
          <text:p text:style-name="P77"><text:span text:style-name="T66">hodnotového vzťahu medzi vstupmi a výstupmi so zámerom dosahovania efektu</text:span></text:p>
        </text:list-item>
      </text:list>
      <text:p text:style-name="P76"><text:span text:style-name="T66"/></text:p>
      <text:p text:style-name="P139"><text:span text:style-name="T66">(??? fell asleep )</text:span></text:p>
      <text:p text:style-name="P76"><text:span text:style-name="T66"/></text:p>
      <text:list xml:id="list1130572140" text:style-name="L41">
        <text:list-item>
          <text:p text:style-name="P158"><text:span text:style-name="T31">Dlhodobý hmotný majetok</text:span></text:p>
          <text:list>
            <text:list-item>
              <text:p text:style-name="P155"><text:span text:style-name="T28">budovy, stavby, pozemky bez ohľadu na ich obstarávaciu cenu</text:span></text:p>
            </text:list-item>
            <text:list-item>
              <text:p text:style-name="P78"><text:span text:style-name="T66">samostatné hnuteľné veci a ich súbory, ktorých c</text:span><text:span text:style-name="T9">ena je vyššia ako 1700€ </text:span><text:span text:style-name="T66">a </text:span><text:span text:style-name="T9">prevádzkovo-technické funkcie </text:span><text:span text:style-name="T8">dlhšie</text:span><text:span text:style-name="T9"> ako 1 rok</text:span></text:p>
            </text:list-item>
          </text:list>
        </text:list-item>
        <text:list-item>
          <text:p text:style-name="P147"><text:span text:style-name="T67">Dlhodobý nehmotný majetok</text:span></text:p>
          <text:list>
            <text:list-item>
              <text:p text:style-name="P79"><text:span text:style-name="T67">práva priemysleného vlastníctva, autorské práva, licencie, softvér, projekty,...a všetky výdavky spojené so založením podniku</text:span></text:p>
            </text:list-item>
            <text:list-item>
              <text:p text:style-name="P79"><text:span text:style-name="T67">jeho </text:span><text:span text:style-name="T8">cena je vyššia ako 2400€</text:span><text:span text:style-name="T67"> a </text:span><text:span text:style-name="T8">doba použiteľnosti dlhšia ako 1 rok</text:span></text:p>
            </text:list-item>
          </text:list>
        </text:list-item>
        <text:list-item>
          <text:p text:style-name="P147"><text:span text:style-name="T67">Dlhodobý finančný majetok</text:span></text:p>
          <text:list>
            <text:list-item>
              <text:p text:style-name="P79"><text:span text:style-name="T67">cenné papiere a vklady v iných podnikoch s dobou držania nad 1 rok</text:span></text:p>
            </text:list-item>
            <text:list-item>
              <text:p text:style-name="P79"><text:span text:style-name="T67">pôžičky poskytnuté iným subjektom s dobou splatnosti nad 1 rok</text:span></text:p>
            </text:list-item>
            <text:list-item>
              <text:p text:style-name="P79"><text:span text:style-name="T67">umelecké diela a zbierky, drahé kovy a nehnuteľnosti za účelom dlhodobého uloženia finančných prostriedkov a obchodovania</text:span></text:p>
            </text:list-item>
          </text:list>
        </text:list-item>
      </text:list>
      <text:p text:style-name="P80"><text:span text:style-name="T67"/></text:p>
      <text:p text:style-name="P148"><text:span text:style-name="T67">Oceňovanie majetku</text:span></text:p>
      <text:list xml:id="list431841892" text:style-name="L42">
        <text:list-item>
          <text:p text:style-name="P149"><text:span text:style-name="T67">obstarávacia cena – </text:span><text:span text:style-name="T16">za ktorú sa majetok obstaral, pri dlhodobom hmotnom majetku sa zahrňujú aj náklady vynaložené na uvedenie majetku do prevádzky</text:span></text:p>
        </text:list-item>
        <text:list-item>
          <text:p text:style-name="P149"><text:span text:style-name="T67">vlastné náklady –</text:span><text:span text:style-name="T16"> náklady výroby ak majetok podnik získal vlastnou činnosťou</text:span></text:p>
        </text:list-item>
        <text:list-item>
          <text:p text:style-name="P149"><text:span text:style-name="T67">reprodukčná cena –</text:span><text:span text:style-name="T16"> cena, za ktorú by bolo možné príslušný majetok nakúpiť v momente oceňovania</text:span></text:p>
        </text:list-item>
        <text:list-item>
          <text:p text:style-name="P149"><text:span text:style-name="T67">menovitá hodnota – </text:span><text:span text:style-name="T16">uvedená v peňažných prostriedkoch, ceninách alebo v pohľadávkach v okamihu ich vzniku</text:span></text:p>
        </text:list-item>
      </text:list>
      <text:p text:style-name="P148"><text:span text:style-name="T16"/></text:p>
      <text:p text:style-name="P150"><text:span text:style-name="T68">Leasing </text:span></text:p>
      <text:list xml:id="list1811320894" text:style-name="L43">
        <text:list-item>
          <text:p text:style-name="P81"><text:span text:style-name="T68">Z vecného hľadiska predstavuje prenájom tovaru dlhodobej spotreby zákazníkom, ktorí ho používajú za leasingovú platbu podľa zmluvných podmienok</text:span></text:p>
        </text:list-item>
        <text:list-item>
          <text:p text:style-name="P81"><text:span text:style-name="T68">Je vzťahom medzi nájomcom a prenajímateľom</text:span></text:p>
        </text:list-item>
        <text:list-item>
          <text:p text:style-name="P81"><text:span text:style-name="T68">Podľa dĺžky obdobia prenájmu:</text:span></text:p>
          <text:list>
            <text:list-item>
              <text:p text:style-name="P151"><text:span text:style-name="T68">Operatívny leasing</text:span></text:p>
              <text:list>
                <text:list-item>
                  <text:p text:style-name="P82"><text:span text:style-name="T69">predmetom leasingu sú štandardné tovary ako osobné auto, počítač, na kratší čas ako je živnosť prenajímaného majetku</text:span></text:p>
                </text:list-item>
                <text:list-item>
                  <text:p text:style-name="P82"><text:span text:style-name="T69">po uplynutí doby prenájmu predmet neprechádza do vlastníctva nájomcu (je vo vlastníctve prenajímateľa)</text:span></text:p>
                </text:list-item>
                <text:list-item>
                  <text:p text:style-name="P82"><text:span text:style-name="T69">všetky riziká vyplývajúce z vlastníctva znáša prenajímateľ</text:span></text:p>
                </text:list-item>
                <text:list-item>
                  <text:p text:style-name="P82"><text:span text:style-name="T69">zmluvné strany môžu odstúpiť od zmluvy spravidla bez finančných sankcií</text:span></text:p>
                </text:list-item>
              </text:list>
            </text:list-item>
            <text:list-item>
              <text:p text:style-name="P151"><text:span text:style-name="T68">Finančný leasing</text:span></text:p>
              <text:list>
                <text:list-item>
                  <text:p text:style-name="P83"><text:span text:style-name="T70">doba prenájmu zahŕňa celú alebo podstatnú časť doby živnosti prenajímaného majetku a spravidla končí prevodom do vlastníctva nájomcu</text:span></text:p>
                </text:list-item>
                <text:list-item>
                  <text:p text:style-name="P83"><text:span text:style-name="T70">riziká sa prenášajú na nájomcu</text:span></text:p>
                </text:list-item>
                <text:list-item>
                  <text:p text:style-name="P83"><text:span text:style-name="T70">leasingovú zmluvu nemožno jednostranne zrušiť bez sankcií</text:span></text:p>
                </text:list-item>
              </text:list>
            </text:list-item>
          </text:list>
        </text:list-item>
        <text:list-item>
          <text:p text:style-name="P84"><text:span text:style-name="T71">Leasingová platba zahrňuje:</text:span></text:p>
          <text:list>
            <text:list-item>
              <text:p text:style-name="P84"><text:span text:style-name="T71">splátku obstarávacej ceny predmetu leasingu</text:span></text:p>
            </text:list-item>
            <text:list-item>
              <text:p text:style-name="P84"><text:span text:style-name="T71">leasingovú maržu, ktorá zahrňuje:</text:span></text:p>
              <text:list>
                <text:list-item>
                  <text:p text:style-name="P84"><text:span text:style-name="T71">náklady leasingovej spoločnosti</text:span></text:p>
                </text:list-item>
                <text:list-item>
                  <text:p text:style-name="P84"><text:span text:style-name="T71">úrok (zisk leasingovej spoločnosti)</text:span></text:p>
                </text:list-item>
                <text:list-item>
                  <text:p text:style-name="P84"><text:span text:style-name="T71">rizikovú prirážku (riziko, ak sa nepodarí už čiastočne opotrebovaný majetok prenajať)</text:span></text:p>
                </text:list-item>
              </text:list>
            </text:list-item>
          </text:list>
        </text:list-item>
        <text:list-item>
          <text:p text:style-name="P160"><text:span text:style-name="T71">Výhody:</text:span></text:p>
          <text:list>
            <text:list-item>
              <text:p text:style-name="P84"><text:span text:style-name="T71">pružné získanie majetku, netreba vynaložiť finančné zdroje naraz</text:span></text:p>
            </text:list-item>
            <text:list-item>
              <text:p text:style-name="P84"><text:span text:style-name="T71">leasingové platby sa zahŕňajú do nákladov nájomcu, znižujú jeho zisk ako základ dane z prijímov</text:span></text:p>
            </text:list-item>
          </text:list>
        </text:list-item>
        <text:list-item>
          <text:p text:style-name="P160"><text:span text:style-name="T71">Nevýhody:</text:span></text:p>
          <text:list>
            <text:list-item>
              <text:p text:style-name="P84"><text:span text:style-name="T71">leasing je väčšinou drahší ako jeho kúpa za hotové</text:span></text:p>
            </text:list-item>
            <text:list-item>
              <text:p text:style-name="P84"><text:span text:style-name="T71">leasingové platby odčerpávajú nájomcovi časť zisku</text:span></text:p>
            </text:list-item>
            <text:list-item>
              <text:p text:style-name="P84"><text:span text:style-name="T71">nájomca je v užívaní obmedzený leasingovou zmluvou</text:span></text:p>
            </text:list-item>
          </text:list>
        </text:list-item>
      </text:list>
      <text:p text:style-name="P85"><text:span text:style-name="T71"/></text:p>
      <text:p text:style-name="P86"><text:span text:style-name="T72">Funkcia dlhodobého majetku:</text:span></text:p>
      <text:list xml:id="list1886519435" text:style-name="L44">
        <text:list-item>
          <text:p text:style-name="P87"><text:span text:style-name="T72">pôsobí v podnikovom procese dlhodobo, nespotrebováva sa naraz, postupne sa opotrebováva</text:span></text:p>
        </text:list-item>
        <text:list-item>
          <text:p text:style-name="P87"><text:span text:style-name="T72">svoju hodnotu postupne prenáša do hodnoty vyrábaných výrobkov</text:span></text:p>
        </text:list-item>
        <text:list-item>
          <text:p text:style-name="P87"><text:span text:style-name="T72">výšku opotrebovania vyjadrujú odpisy</text:span></text:p>
        </text:list-item>
        <text:list-item>
          <text:p text:style-name="P87"><text:span text:style-name="T72">odpisuje sa dlhodobý hmotný majetok (s výnimkou pozemkov) a nehmotný majetok, neodpisuje sa dlhodobý finančný majet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7pt" style:font-name-asian="OpenSymbol" style:font-size-asian="6.09999990463257pt" style:font-name-complex="OpenSymbol" style:font-size-complex="7pt"/>
    </style:style>
    <style:style style:name="Numbering_20_Symbols" style:display-name="Numbering Symbols" style:family="text">
      <style:text-properties fo:font-size="8pt" fo:font-weight="bold" style:font-size-asian="7pt" style:font-weight-asian="bold" style:font-size-complex="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333333" fo:font-size="7pt" officeooo:rsid="001208dd" officeooo:paragraph-rsid="001208dd" style:font-size-asian="7pt" style:font-size-complex="7pt"/>
    </style:style>
    <style:style style:name="MT1" style:family="text">
      <style:text-properties officeooo:rsid="0022de66"/>
    </style:style>
    <style:page-layout style:name="Mpm1">
      <style:page-layout-properties fo:page-width="8.5in" fo:page-height="11in" style:num-format="1" style:print-orientation="portrait" fo:margin-top="0.5354in" fo:margin-bottom="0.50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odnikanie a manažment (PAM). <text:s text:c="9"/><text:span text:style-name="MT1">2</text:span>.prednáška <text:s text:c="9"/><text:span text:style-name="MT1">26</text:span>.februára 2013 <text:s text:c="9"/>2.semester FIIT ST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Takács</meta:initial-creator>
    <meta:creation-date>2013-02-19T14:38:24</meta:creation-date>
    <dc:date>2013-03-05T09:36:26</dc:date>
    <dc:creator>Gabriel Takács</dc:creator>
    <meta:editing-duration>PT5H11M5S</meta:editing-duration>
    <meta:editing-cycles>65</meta:editing-cycles>
    <meta:generator>LibreOffice/3.6$Linux_x86 LibreOffice_project/360m1$Build-2</meta:generator>
    <meta:document-statistic meta:table-count="1" meta:image-count="0" meta:object-count="0" meta:page-count="8" meta:paragraph-count="336" meta:word-count="2901" meta:character-count="19400" meta:non-whitespace-character-count="17064"/>
  </office:meta>
</office:document-meta>
</file>